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190000402F00002DFE0114B3A0.wmf"/>
  <manifest:file-entry manifest:media-type="" manifest:full-path="Pictures/2000000700003A5A00001E4C581323F2.svm"/>
  <manifest:file-entry manifest:media-type="" manifest:full-path="Pictures/2000007900003FFA00002834059AF870.wmf"/>
  <manifest:file-entry manifest:media-type="" manifest:full-path="Pictures/200004420000402F00003B39D8E66317.wmf"/>
  <manifest:file-entry manifest:media-type="" manifest:full-path="Pictures/200001D900003FFA000010A4165B1F23.wmf"/>
  <manifest:file-entry manifest:media-type="" manifest:full-path="Pictures/2000012E0000559500004FCB100044EB.svm"/>
  <manifest:file-entry manifest:media-type="" manifest:full-path="Pictures/200000B80000169B00002F685CA98D06.svm"/>
  <manifest:file-entry manifest:media-type="" manifest:full-path="Pictures/2000016D00003CBF000030BCE9992F45.svm"/>
  <manifest:file-entry manifest:media-type="" manifest:full-path="Pictures/200002BD00003FAA000025849F22FC84.wmf"/>
  <manifest:file-entry manifest:media-type="" manifest:full-path="Pictures/2000020A0000407E00002E4DD31A193D.wmf"/>
  <manifest:file-entry manifest:media-type="" manifest:full-path="Pictures/200001AA0000409800002C71789948D4.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System" svg:font-family="System" style:font-family-generic="swiss" style:font-pitch="variable"/>
    <style:font-face style:name="DejaVu Sans" svg:font-family="'DejaVu Sans'" style:font-family-generic="system" style:font-pitch="variable"/>
  </office:font-face-decls>
  <office:automatic-styles>
    <style:style style:name="Tabel1" style:family="table">
      <style:table-properties style:width="16.79cm" fo:margin-left="-0.203cm" table:align="left" style:writing-mode="lr-tb"/>
    </style:style>
    <style:style style:name="Tabel1.A" style:family="table-column">
      <style:table-column-properties style:column-width="4.064cm"/>
    </style:style>
    <style:style style:name="Tabel1.B" style:family="table-column">
      <style:table-column-properties style:column-width="2.032cm"/>
    </style:style>
    <style:style style:name="Tabel1.C" style:family="table-column">
      <style:table-column-properties style:column-width="6.604cm"/>
    </style:style>
    <style:style style:name="Tabel1.D" style:family="table-column">
      <style:table-column-properties style:column-width="4.09cm"/>
    </style:style>
    <style:style style:name="Tabel1.1" style:family="table-row">
      <style:table-row-properties style:keep-together="true" fo:keep-together="auto"/>
    </style:style>
    <style:style style:name="Tabel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1.D1" style:family="table-cell">
      <style:table-cell-properties style:vertical-align="top" fo:padding-left="0.191cm" fo:padding-right="0.191cm" fo:padding-top="0cm" fo:padding-bottom="0cm" fo:border="0.018cm solid #000000" style:writing-mode="lr-tb"/>
    </style:style>
    <style:style style:name="P1" style:family="paragraph" style:parent-style-name="Header">
      <style:paragraph-properties fo:padding-left="0cm" fo:padding-right="0cm" fo:padding-top="0cm" fo:padding-bottom="0.035cm" fo:border-left="none" fo:border-right="none" fo:border-top="none" fo:border-bottom="0.018cm solid #000000">
        <style:tab-stops>
          <style:tab-stop style:position="16.002cm" style:type="right"/>
        </style:tab-stops>
      </style:paragraph-properties>
    </style:style>
    <style:style style:name="P2" style:family="paragraph" style:parent-style-name="Footer">
      <style:paragraph-properties fo:padding-left="0cm" fo:padding-right="0cm" fo:padding-top="0cm" fo:padding-bottom="0.035cm" fo:border-left="none" fo:border-right="none" fo:border-top="none" fo:border-bottom="0.018cm solid #000000">
        <style:tab-stops>
          <style:tab-stop style:position="7.62cm" style:type="center"/>
          <style:tab-stop style:position="16.002cm" style:type="right"/>
        </style:tab-stops>
      </style:paragraph-properties>
      <style:text-properties fo:language="da" fo:country="DK"/>
    </style:style>
    <style:style style:name="P3" style:family="paragraph" style:parent-style-name="Footer">
      <style:paragraph-properties>
        <style:tab-stops>
          <style:tab-stop style:position="7.62cm" style:type="center"/>
          <style:tab-stop style:position="16.002cm" style:type="right"/>
        </style:tab-stops>
      </style:paragraph-properties>
    </style:style>
    <style:style style:name="P4" style:family="paragraph" style:parent-style-name="Footer">
      <style:paragraph-properties>
        <style:tab-stops/>
      </style:paragraph-properties>
    </style:style>
    <style:style style:name="P5" style:family="paragraph" style:parent-style-name="Standard">
      <style:text-properties fo:font-size="16pt" style:font-size-asian="16pt"/>
    </style:style>
    <style:style style:name="P6" style:family="paragraph" style:parent-style-name="Standard">
      <style:paragraph-properties fo:text-align="center" style:justify-single-word="false"/>
      <style:text-properties fo:font-size="24pt" fo:font-weight="bold" style:font-size-asian="24pt" style:font-weight-asian="bold"/>
    </style:style>
    <style:style style:name="P7" style:family="paragraph" style:parent-style-name="Standard">
      <style:paragraph-properties fo:text-align="end" style:justify-single-word="false"/>
    </style:style>
    <style:style style:name="P8" style:family="paragraph" style:parent-style-name="Standard">
      <style:text-properties fo:language="en" fo:country="GB"/>
    </style:style>
    <style:style style:name="P9" style:family="paragraph" style:parent-style-name="Standard">
      <style:text-properties fo:language="en" fo:country="GB" fo:font-weight="normal" style:font-weight-asian="normal" style:font-weight-complex="normal"/>
    </style:style>
    <style:style style:name="P10" style:family="paragraph" style:parent-style-name="Standard">
      <style:text-properties fo:language="en" fo:country="GB" fo:font-weight="bold" style:font-weight-asian="bold"/>
    </style:style>
    <style:style style:name="P11" style:family="paragraph" style:parent-style-name="Standard">
      <style:paragraph-properties fo:text-align="justify" style:justify-single-word="false" fo:hyphenation-ladder-count="no-limit"/>
      <style:text-properties fo:language="en" fo:country="GB" fo:font-weight="bold" style:font-weight-asian="bold" style:language-complex="ar" style:country-complex="SA" fo:hyphenate="false" fo:hyphenation-remain-char-count="2" fo:hyphenation-push-char-count="2"/>
    </style:style>
    <style:style style:name="P12" style:family="paragraph" style:parent-style-name="Standard">
      <style:paragraph-properties fo:text-align="justify" style:justify-single-word="false" fo:hyphenation-ladder-count="no-limit"/>
      <style:text-properties fo:language="en" fo:country="GB" fo:font-weight="bold" style:font-weight-asian="bold" style:language-complex="ar" style:country-complex="SA" style:font-weight-complex="bold" fo:hyphenate="false" fo:hyphenation-remain-char-count="2" fo:hyphenation-push-char-count="2"/>
    </style:style>
    <style:style style:name="P13" style:family="paragraph" style:parent-style-name="Standard">
      <style:paragraph-properties fo:text-align="justify" style:justify-single-word="false" fo:hyphenation-ladder-count="no-limit"/>
      <style:text-properties fo:language="en" fo:country="GB" style:language-complex="ar" style:country-complex="SA" fo:hyphenate="false" fo:hyphenation-remain-char-count="2" fo:hyphenation-push-char-count="2"/>
    </style:style>
    <style:style style:name="P14" style:family="paragraph" style:parent-style-name="Standard">
      <style:paragraph-properties fo:text-align="justify" style:justify-single-word="false" fo:hyphenation-ladder-count="no-limit"/>
      <style:text-properties fo:language="en" fo:country="GB" fo:font-style="italic" style:font-style-asian="italic" style:language-complex="ar" style:country-complex="SA" style:font-style-complex="italic" fo:hyphenate="false" fo:hyphenation-remain-char-count="2" fo:hyphenation-push-char-count="2"/>
    </style:style>
    <style:style style:name="P15" style:family="paragraph" style:parent-style-name="Standard">
      <style:paragraph-properties fo:text-align="end" style:justify-single-word="false"/>
      <style:text-properties fo:font-size="20pt" fo:language="en" fo:country="GB" fo:font-weight="bold" style:font-size-asian="20pt" style:font-weight-asian="bold"/>
    </style:style>
    <style:style style:name="P16" style:family="paragraph" style:parent-style-name="Standard">
      <style:text-properties fo:language="en" fo:country="US"/>
    </style:style>
    <style:style style:name="P17" style:family="paragraph" style:parent-style-name="Standard">
      <style:text-properties fo:language="en" fo:country="US" fo:font-weight="normal" style:font-weight-asian="normal" style:language-complex="ar" style:country-complex="SA" style:font-weight-complex="normal"/>
    </style:style>
    <style:style style:name="P18" style:family="paragraph" style:parent-style-name="Standard">
      <style:text-properties fo:language="en" fo:country="US" style:language-complex="ar" style:country-complex="SA"/>
    </style:style>
    <style:style style:name="P19" style:family="paragraph" style:parent-style-name="Standard">
      <style:text-properties style:font-name="System" fo:font-size="10pt" fo:language="da" fo:country="DK" fo:font-weight="bold" style:font-name-asian="System" style:font-size-asian="10pt" style:font-weight-asian="bold" style:font-name-complex="System" style:font-size-complex="10pt" style:font-weight-complex="bold"/>
    </style:style>
    <style:style style:name="P20" style:family="paragraph" style:parent-style-name="Standard">
      <style:paragraph-properties fo:padding-left="0cm" fo:padding-right="0cm" fo:padding-top="0.035cm" fo:padding-bottom="0cm" fo:border-left="none" fo:border-right="none" fo:border-top="0.035cm solid #000000" fo:border-bottom="none"/>
    </style:style>
    <style:style style:name="P21" style:family="paragraph" style:parent-style-name="Standard">
      <style:paragraph-properties fo:padding-left="0cm" fo:padding-right="0cm" fo:padding-top="0cm" fo:padding-bottom="0.035cm" fo:border-left="none" fo:border-right="none" fo:border-top="none" fo:border-bottom="0.035cm solid #000000"/>
      <style:text-properties fo:font-size="16pt" style:font-size-asian="16pt"/>
    </style:style>
    <style:style style:name="P22" style:family="paragraph" style:parent-style-name="Standard">
      <style:paragraph-properties fo:margin-left="0cm" fo:margin-right="0cm" fo:text-indent="0cm" style:auto-text-indent="false"/>
    </style:style>
    <style:style style:name="P23" style:family="paragraph" style:parent-style-name="Standard">
      <style:paragraph-properties fo:margin-left="0cm" fo:margin-right="0cm" fo:text-indent="0cm" style:auto-text-indent="false"/>
      <style:text-properties fo:language="en" fo:country="GB"/>
    </style:style>
    <style:style style:name="P24" style:family="paragraph" style:parent-style-name="Standard">
      <style:paragraph-properties fo:margin-left="0cm" fo:margin-right="0cm" fo:text-indent="0cm" style:auto-text-indent="false"/>
      <style:text-properties fo:language="en" fo:country="GB" fo:font-weight="bold" style:font-weight-asian="bold"/>
    </style:style>
    <style:style style:name="P25" style:family="paragraph" style:parent-style-name="Standard">
      <style:paragraph-properties fo:margin-left="0cm" fo:margin-right="0cm" fo:text-indent="0cm" style:auto-text-indent="false"/>
      <style:text-properties fo:language="en" fo:country="GB" fo:font-weight="normal" style:font-weight-asian="normal" style:font-weight-complex="normal"/>
    </style:style>
    <style:style style:name="P26" style:family="paragraph" style:parent-style-name="Standard">
      <style:paragraph-properties fo:margin-left="0cm" fo:margin-right="0cm" fo:text-align="justify" style:justify-single-word="false" fo:hyphenation-ladder-count="no-limit" fo:text-indent="0cm" style:auto-text-indent="false"/>
      <style:text-properties fo:language="en" fo:country="GB" style:language-complex="ar" style:country-complex="SA" fo:hyphenate="false" fo:hyphenation-remain-char-count="2" fo:hyphenation-push-char-count="2"/>
    </style:style>
    <style:style style:name="P27" style:family="paragraph" style:parent-style-name="Standard">
      <style:paragraph-properties fo:margin-left="0cm" fo:margin-right="0cm" fo:text-indent="0cm" style:auto-text-indent="false"/>
      <style:text-properties fo:language="en" fo:country="US"/>
    </style:style>
    <style:style style:name="P28" style:family="paragraph" style:parent-style-name="Standard">
      <style:paragraph-properties fo:margin-left="0cm" fo:margin-right="0cm" fo:text-indent="0cm" style:auto-text-indent="false"/>
      <style:text-properties fo:language="en" fo:country="US" fo:font-weight="normal" style:font-weight-asian="normal" style:language-complex="ar" style:country-complex="SA" style:font-weight-complex="normal"/>
    </style:style>
    <style:style style:name="P29" style:family="paragraph" style:parent-style-name="Standard">
      <style:paragraph-properties fo:margin-left="0cm" fo:margin-right="0cm" fo:text-align="justify" style:justify-single-word="false" fo:hyphenation-ladder-count="no-limit" fo:text-indent="0cm" style:auto-text-indent="false"/>
      <style:text-properties style:font-name="Times New Roman" fo:font-size="10pt" fo:language="da" fo:country="DK" fo:font-weight="normal" style:font-name-asian="System" style:font-size-asian="10pt" style:font-weight-asian="normal" style:font-name-complex="System" style:font-size-complex="10pt" style:font-weight-complex="normal" fo:hyphenate="false" fo:hyphenation-remain-char-count="2" fo:hyphenation-push-char-count="2"/>
    </style:style>
    <style:style style:name="P30" style:family="paragraph" style:parent-style-name="Normal_20_Indent">
      <style:paragraph-properties fo:margin-left="0cm" fo:margin-right="0cm" fo:text-indent="0cm" style:auto-text-indent="false"/>
    </style:style>
    <style:style style:name="P31" style:family="paragraph" style:parent-style-name="Normal_20_Indent">
      <style:paragraph-properties fo:margin-left="0cm" fo:margin-right="0cm" fo:text-indent="0cm" style:auto-text-indent="false"/>
      <style:text-properties fo:language="en" fo:country="GB"/>
    </style:style>
    <style:style style:name="P32" style:family="paragraph" style:parent-style-name="Normal_20_Indent">
      <style:paragraph-properties fo:margin-left="0cm" fo:margin-right="0cm" fo:text-indent="0cm" style:auto-text-indent="false"/>
      <style:text-properties fo:font-weight="normal" style:font-weight-asian="normal" style:font-weight-complex="normal"/>
    </style:style>
    <style:style style:name="P33" style:family="paragraph" style:parent-style-name="Normal_20_Indent">
      <style:paragraph-properties fo:margin-left="0cm" fo:margin-right="0cm" fo:text-indent="0cm" style:auto-text-indent="false"/>
      <style:text-properties fo:language="en" fo:country="US"/>
    </style:style>
    <style:style style:name="P34" style:family="paragraph" style:parent-style-name="Normal_20_Indent">
      <style:paragraph-properties fo:margin-left="0cm" fo:margin-right="0cm" fo:text-indent="0cm" style:auto-text-indent="false"/>
      <style:text-properties fo:language="en" fo:country="US" style:language-complex="ar" style:country-complex="SA"/>
    </style:style>
    <style:style style:name="P35" style:family="paragraph" style:parent-style-name="Normal_20_Indent">
      <style:paragraph-properties fo:margin-left="0cm" fo:margin-right="0cm" fo:text-indent="0cm" style:auto-text-indent="false"/>
      <style:text-properties fo:language="da" fo:country="DK"/>
    </style:style>
    <style:style style:name="P36" style:family="paragraph" style:parent-style-name="Normal_20_Indent">
      <style:paragraph-properties fo:margin-left="0cm" fo:margin-right="0cm" fo:text-align="center" style:justify-single-word="false" fo:text-indent="0cm" style:auto-text-indent="false"/>
      <style:text-properties style:font-name="System" fo:font-size="10pt" fo:language="da" fo:country="DK" fo:font-weight="bold" style:font-name-asian="System" style:font-size-asian="10pt" style:font-weight-asian="bold" style:font-name-complex="System" style:font-size-complex="10pt" style:font-weight-complex="bold"/>
    </style:style>
    <style:style style:name="P37" style:family="paragraph" style:parent-style-name="Normal_20_Indent">
      <style:paragraph-properties fo:margin-left="0cm" fo:margin-right="0cm" fo:text-indent="0cm" style:auto-text-indent="false"/>
      <style:text-properties style:font-name="Times New Roman" fo:font-size="12pt" fo:language="en" fo:country="US" fo:font-weight="normal" style:font-name-asian="System" style:font-size-asian="12pt" style:font-weight-asian="normal" style:font-name-complex="System" style:font-size-complex="12pt" style:language-complex="ar" style:country-complex="SA" style:font-weight-complex="normal"/>
    </style:style>
    <style:style style:name="P38" style:family="paragraph" style:parent-style-name="Normal_20_Indent">
      <style:paragraph-properties fo:margin-left="0cm" fo:margin-right="0cm" fo:text-indent="0cm" style:auto-text-indent="false"/>
      <style:text-properties style:font-name="Times New Roman" fo:font-size="12pt" fo:language="da" fo:country="DK" fo:font-weight="bold" style:font-name-asian="System" style:font-size-asian="12pt" style:font-weight-asian="bold" style:font-name-complex="System" style:font-size-complex="12pt" style:font-weight-complex="bold"/>
    </style:style>
    <style:style style:name="P39" style:family="paragraph" style:parent-style-name="Normal_20_Indent">
      <style:paragraph-properties fo:margin-left="0cm" fo:margin-right="0cm" fo:text-align="center" style:justify-single-word="false" fo:text-indent="0cm" style:auto-text-indent="false"/>
    </style:style>
    <style:style style:name="P40" style:family="paragraph" style:parent-style-name="Indent_20_text">
      <style:paragraph-properties fo:margin-left="0cm" fo:margin-right="0cm" fo:text-indent="0cm" style:auto-text-indent="false"/>
    </style:style>
    <style:style style:name="P41" style:family="paragraph" style:parent-style-name="Indent_20_text">
      <style:paragraph-properties fo:margin-left="0cm" fo:margin-right="0cm" fo:text-align="justify" style:justify-single-word="false" fo:hyphenation-ladder-count="no-limit" fo:text-indent="0cm" style:auto-text-indent="false"/>
      <style:text-properties fo:language="en" fo:country="GB" style:language-complex="ar" style:country-complex="SA" fo:hyphenate="false" fo:hyphenation-remain-char-count="2" fo:hyphenation-push-char-count="2"/>
    </style:style>
    <style:style style:name="P42" style:family="paragraph" style:parent-style-name="Text_20_body">
      <style:paragraph-properties fo:margin-left="0cm" fo:margin-right="0cm" fo:text-indent="0cm" style:auto-text-indent="false"/>
    </style:style>
    <style:style style:name="P43" style:family="paragraph" style:parent-style-name="Text_20_body">
      <style:paragraph-properties fo:margin-left="0cm" fo:margin-right="0cm" fo:text-indent="0cm" style:auto-text-indent="false"/>
      <style:text-properties fo:language="en" fo:country="GB"/>
    </style:style>
    <style:style style:name="P44" style:family="paragraph" style:parent-style-name="Text_20_body">
      <style:paragraph-properties fo:margin-left="0cm" fo:margin-right="0cm" fo:text-indent="0cm" style:auto-text-indent="false"/>
      <style:text-properties fo:language="en" fo:country="US"/>
    </style:style>
    <style:style style:name="P45" style:family="paragraph" style:parent-style-name="Text_20_body">
      <style:paragraph-properties fo:margin-left="0cm" fo:margin-right="0cm" fo:text-indent="0cm" style:auto-text-indent="false"/>
      <style:text-properties fo:language="da" fo:country="DK"/>
    </style:style>
    <style:style style:name="P46" style:family="paragraph" style:parent-style-name="Standard">
      <style:paragraph-properties fo:margin-left="0cm" fo:margin-right="0cm" fo:text-align="justify" style:justify-single-word="false" fo:hyphenation-ladder-count="no-limit" fo:text-indent="0cm" style:auto-text-indent="false" fo:break-before="page"/>
      <style:text-properties style:font-name="Times New Roman" fo:font-size="10pt" fo:language="da" fo:country="DK" fo:font-weight="normal" style:font-name-asian="System" style:font-size-asian="10pt" style:font-weight-asian="normal" style:font-name-complex="System" style:font-size-complex="10pt" style:font-weight-complex="normal" fo:hyphenate="false" fo:hyphenation-remain-char-count="2" fo:hyphenation-push-char-count="2"/>
    </style:style>
    <style:style style:name="P47" style:family="paragraph" style:parent-style-name="Title">
      <style:paragraph-properties fo:text-align="start" style:justify-single-word="false" fo:break-before="page"/>
    </style:style>
    <style:style style:name="P48" style:family="paragraph" style:parent-style-name="Normal_20_Indent">
      <style:text-properties fo:language="en" fo:country="GB"/>
    </style:style>
    <style:style style:name="P49" style:family="paragraph" style:parent-style-name="Tabletext">
      <style:paragraph-properties style:snap-to-layout-grid="false"/>
      <style:text-properties fo:font-weight="bold" style:font-weight-asian="bold"/>
    </style:style>
    <style:style style:name="P50" style:family="paragraph" style:parent-style-name="Tabletext">
      <style:paragraph-properties style:snap-to-layout-grid="false"/>
      <style:text-properties fo:font-size="10pt" style:font-size-asian="10pt"/>
    </style:style>
    <style:style style:name="P51" style:family="paragraph" style:parent-style-name="Hide_20_text">
      <style:text-properties fo:font-weight="bold" style:font-weight-asian="bold"/>
    </style:style>
    <style:style style:name="P52" style:family="paragraph" style:parent-style-name="Hide_20_text">
      <style:text-properties fo:language="en" fo:country="GB"/>
    </style:style>
    <style:style style:name="P53" style:family="paragraph" style:parent-style-name="Hide_20_text">
      <style:paragraph-properties fo:text-align="justify" style:justify-single-word="false" fo:hyphenation-ladder-count="no-limit"/>
      <style:text-properties fo:language="en" fo:country="GB" style:language-complex="ar" style:country-complex="SA" fo:hyphenate="false" fo:hyphenation-remain-char-count="2" fo:hyphenation-push-char-count="2"/>
    </style:style>
    <style:style style:name="P54" style:family="paragraph" style:parent-style-name="Hide_20_text">
      <style:paragraph-properties fo:padding="0cm" fo:border="0.018cm solid #0000ff"/>
    </style:style>
    <style:style style:name="P55" style:family="paragraph" style:parent-style-name="Standard">
      <style:paragraph-properties fo:margin-left="0cm" fo:margin-right="0cm" fo:text-align="justify" style:justify-single-word="false" fo:hyphenation-ladder-count="no-limit" fo:text-indent="1cm" style:auto-text-indent="false"/>
      <style:text-properties fo:language="en" fo:country="GB" fo:font-style="italic" style:font-style-asian="italic" style:language-complex="ar" style:country-complex="SA" fo:hyphenate="false" fo:hyphenation-remain-char-count="2" fo:hyphenation-push-char-count="2"/>
    </style:style>
    <style:style style:name="P56" style:family="paragraph" style:parent-style-name="Standard">
      <style:paragraph-properties fo:margin-left="0cm" fo:margin-right="0cm" fo:text-align="justify" style:justify-single-word="false" fo:hyphenation-ladder-count="no-limit" fo:text-indent="1cm" style:auto-text-indent="false"/>
      <style:text-properties fo:language="en" fo:country="GB" style:language-complex="ar" style:country-complex="SA" fo:hyphenate="false" fo:hyphenation-remain-char-count="2" fo:hyphenation-push-char-count="2"/>
    </style:style>
    <style:style style:name="P57" style:family="paragraph" style:parent-style-name="Indent_20_text">
      <style:paragraph-properties fo:text-align="justify" style:justify-single-word="false" fo:hyphenation-ladder-count="no-limit"/>
      <style:text-properties fo:language="en" fo:country="GB" style:language-complex="ar" style:country-complex="SA" fo:hyphenate="false" fo:hyphenation-remain-char-count="2" fo:hyphenation-push-char-count="2"/>
    </style:style>
    <style:style style:name="P58" style:family="paragraph" style:parent-style-name="Indent_20_text">
      <style:paragraph-properties fo:text-align="justify" style:justify-single-word="false" fo:hyphenation-ladder-count="no-limit"/>
      <style:text-properties style:font-name="System" fo:font-size="10pt" fo:language="en" fo:country="GB" fo:font-weight="bold" style:font-name-asian="System" style:font-size-asian="10pt" style:font-weight-asian="bold" style:font-name-complex="System" style:font-size-complex="10pt" style:language-complex="ar" style:country-complex="SA" style:font-weight-complex="bold" fo:hyphenate="false" fo:hyphenation-remain-char-count="2" fo:hyphenation-push-char-count="2"/>
    </style:style>
    <style:style style:name="P59" style:family="paragraph" style:parent-style-name="Standard">
      <style:paragraph-properties fo:margin-left="1.27cm" fo:margin-right="0cm" fo:text-align="justify" style:justify-single-word="false" fo:hyphenation-ladder-count="no-limit" fo:text-indent="0.635cm" style:auto-text-indent="false"/>
      <style:text-properties fo:language="en" fo:country="GB" fo:font-style="italic" style:font-style-asian="italic" style:language-complex="ar" style:country-complex="SA" style:font-style-complex="italic" fo:hyphenate="false" fo:hyphenation-remain-char-count="2" fo:hyphenation-push-char-count="2"/>
    </style:style>
    <style:style style:name="P60" style:family="paragraph" style:parent-style-name="Standard">
      <style:paragraph-properties fo:margin-left="0cm" fo:margin-right="0cm" fo:text-align="justify" style:justify-single-word="false" fo:hyphenation-ladder-count="no-limit" fo:text-indent="1.27cm" style:auto-text-indent="false"/>
      <style:text-properties fo:language="en" fo:country="GB" fo:font-style="italic" style:font-style-asian="italic" style:language-complex="ar" style:country-complex="SA" style:font-style-complex="italic" fo:hyphenate="false" fo:hyphenation-remain-char-count="2" fo:hyphenation-push-char-count="2"/>
    </style:style>
    <style:style style:name="P61" style:family="paragraph" style:parent-style-name="Contents_20_1">
      <style:paragraph-properties>
        <style:tab-stops>
          <style:tab-stop style:position="15.919cm" style:type="right" style:leader-style="dotted" style:leader-text="."/>
        </style:tab-stops>
      </style:paragraph-properties>
    </style:style>
    <style:style style:name="P62" style:family="paragraph" style:parent-style-name="Contents_20_3">
      <style:paragraph-properties>
        <style:tab-stops>
          <style:tab-stop style:position="15.069cm" style:type="right" style:leader-style="dotted" style:leader-text="."/>
        </style:tab-stops>
      </style:paragraph-properties>
    </style:style>
    <style:style style:name="P63" style:family="paragraph" style:parent-style-name="Contents_20_2">
      <style:paragraph-properties>
        <style:tab-stops>
          <style:tab-stop style:position="15.519cm" style:type="right" style:leader-style="dotted" style:leader-text="."/>
        </style:tab-stops>
      </style:paragraph-properties>
    </style:style>
    <style:style style:name="P64" style:family="paragraph" style:parent-style-name="Standard" style:list-style-name="L1"/>
    <style:style style:name="P65" style:family="paragraph" style:parent-style-name="Standard" style:list-style-name="L2">
      <style:paragraph-properties fo:text-align="justify" style:justify-single-word="false" fo:hyphenation-ladder-count="no-limit">
        <style:tab-stops>
          <style:tab-stop style:position="1.27cm"/>
        </style:tab-stops>
      </style:paragraph-properties>
      <style:text-properties fo:language="en" fo:country="GB" style:language-complex="ar" style:country-complex="SA" fo:hyphenate="false" fo:hyphenation-remain-char-count="2" fo:hyphenation-push-char-count="2"/>
    </style:style>
    <style:style style:name="P66" style:family="paragraph" style:parent-style-name="Standard" style:list-style-name="L2">
      <style:paragraph-properties fo:margin-left="1.27cm" fo:margin-right="0cm" fo:text-align="justify" style:justify-single-word="false" fo:hyphenation-ladder-count="no-limit" fo:text-indent="0cm" style:auto-text-indent="false"/>
      <style:text-properties fo:language="en" fo:country="GB" fo:font-style="italic" style:font-style-asian="italic" style:language-complex="ar" style:country-complex="SA" fo:hyphenate="false" fo:hyphenation-remain-char-count="2" fo:hyphenation-push-char-count="2"/>
    </style:style>
    <style:style style:name="P67" style:family="paragraph" style:parent-style-name="Standard" style:list-style-name="L3">
      <style:paragraph-properties fo:margin-left="-0.018cm" fo:margin-right="0cm" fo:text-align="justify" style:justify-single-word="false" fo:hyphenation-ladder-count="no-limit" fo:text-indent="0cm" style:auto-text-indent="false">
        <style:tab-stops>
          <style:tab-stop style:position="1.905cm"/>
        </style:tab-stops>
      </style:paragraph-properties>
      <style:text-properties fo:language="en" fo:country="GB" style:language-complex="ar" style:country-complex="SA" fo:hyphenate="false" fo:hyphenation-remain-char-count="2" fo:hyphenation-push-char-count="2"/>
    </style:style>
    <style:style style:name="P68" style:family="paragraph" style:parent-style-name="Text_20_body" style:list-style-name="L7">
      <style:paragraph-properties fo:margin-left="0.026cm" fo:margin-right="0cm" fo:margin-top="0cm" fo:margin-bottom="0cm" fo:text-indent="0cm" style:auto-text-indent="false"/>
    </style:style>
    <style:style style:name="P69" style:family="paragraph" style:parent-style-name="Text_20_body" style:list-style-name="L7">
      <style:paragraph-properties fo:margin-left="0cm" fo:margin-right="0cm" fo:margin-top="0cm" fo:margin-bottom="0cm" fo:text-indent="0cm" style:auto-text-indent="false"/>
    </style:style>
    <style:style style:name="P70" style:family="paragraph" style:parent-style-name="Heading_20_1">
      <style:text-properties fo:language="en" fo:country="US"/>
    </style:style>
    <style:style style:name="P71" style:family="paragraph" style:parent-style-name="Heading_20_1">
      <style:text-properties fo:text-transform="uppercase" fo:language="en" fo:country="US"/>
    </style:style>
    <style:style style:name="P72" style:family="paragraph" style:parent-style-name="Heading_20_1">
      <style:paragraph-properties fo:break-before="page"/>
      <style:text-properties fo:language="en" fo:country="US"/>
    </style:style>
    <style:style style:name="P73" style:family="paragraph" style:parent-style-name="Heading_20_2">
      <style:text-properties fo:language="en" fo:country="US"/>
    </style:style>
    <style:style style:name="P74" style:family="paragraph" style:parent-style-name="Heading_20_2">
      <style:text-properties fo:language="en" fo:country="US" style:language-complex="ar" style:country-complex="SA"/>
    </style:style>
    <style:style style:name="P75" style:family="paragraph" style:parent-style-name="Heading_20_2">
      <style:paragraph-properties fo:margin-left="0cm" fo:margin-right="0cm" fo:text-indent="0cm" style:auto-text-indent="false"/>
    </style:style>
    <style:style style:name="P76" style:family="paragraph" style:parent-style-name="Heading_20_3">
      <style:text-properties fo:language="en" fo:country="US"/>
    </style:style>
    <style:style style:name="P77" style:family="paragraph" style:parent-style-name="Heading_20_3">
      <style:text-properties fo:language="en" fo:country="US" style:language-complex="ar" style:country-complex="SA"/>
    </style:style>
    <style:style style:name="P78" style:family="paragraph" style:parent-style-name="Heading_20_3">
      <style:paragraph-properties fo:margin-left="0cm" fo:margin-right="0cm" fo:text-indent="0cm" style:auto-text-indent="false"/>
      <style:text-properties fo:language="en" fo:country="US"/>
    </style:style>
    <style:style style:name="P79" style:family="paragraph" style:parent-style-name="Normal_20_Indent" style:list-style-name="L4">
      <style:paragraph-properties fo:margin-left="0cm" fo:margin-right="0cm" fo:text-indent="0cm" style:auto-text-indent="false"/>
    </style:style>
    <style:style style:name="P80" style:family="paragraph" style:parent-style-name="Normal_20_Indent" style:list-style-name="L5">
      <style:paragraph-properties fo:margin-left="0cm" fo:margin-right="0cm" fo:text-indent="0cm" style:auto-text-indent="false"/>
    </style:style>
    <style:style style:name="P81" style:family="paragraph" style:parent-style-name="Normal_20_Indent" style:list-style-name="L6">
      <style:paragraph-properties fo:margin-left="0cm" fo:margin-right="0cm" fo:text-indent="0cm" style:auto-text-indent="false"/>
    </style:style>
    <style:style style:name="P82" style:family="paragraph" style:parent-style-name="Title" style:master-page-name="Standard">
      <style:paragraph-properties fo:text-align="start" style:justify-single-word="false" style:page-number="auto"/>
      <style:text-properties fo:font-size="12pt" fo:font-weight="normal" style:font-size-asian="12pt" style:font-weight-asian="normal" style:font-size-complex="12pt" style:font-weight-complex="normal"/>
    </style:style>
    <style:style style:name="P83" style:family="paragraph" style:parent-style-name="Title" style:master-page-name="Konvertering_20_1">
      <style:paragraph-properties fo:text-align="start" style:justify-single-word="false" style:page-number="auto"/>
    </style:style>
    <style:style style:name="P84" style:family="paragraph" style:parent-style-name="Hide_20_text" style:list-style-name="WW8Num20">
      <style:paragraph-properties fo:margin-left="0.501cm" fo:margin-right="0cm" fo:text-indent="0cm" style:auto-text-indent="false">
        <style:tab-stops>
          <style:tab-stop style:position="1.136cm"/>
        </style:tab-stops>
      </style:paragraph-properties>
    </style:style>
    <style:style style:name="P85" style:family="paragraph" style:parent-style-name="Hide_20_text" style:list-style-name="WW8Num21">
      <style:paragraph-properties fo:margin-left="0.501cm" fo:margin-right="0cm" fo:text-indent="0cm" style:auto-text-indent="false">
        <style:tab-stops>
          <style:tab-stop style:position="1.136cm"/>
        </style:tab-stops>
      </style:paragraph-properties>
    </style:style>
    <style:style style:name="P86" style:family="paragraph" style:parent-style-name="Hide_20_text" style:list-style-name="WW8Num15">
      <style:paragraph-properties fo:margin-left="0.501cm" fo:margin-right="0cm" fo:text-indent="0cm" style:auto-text-indent="false">
        <style:tab-stops>
          <style:tab-stop style:position="1.136cm"/>
        </style:tab-stops>
      </style:paragraph-properties>
    </style:style>
    <style:style style:name="P87" style:family="paragraph" style:parent-style-name="Hide_20_text" style:list-style-name="WW8Num19">
      <style:paragraph-properties fo:margin-left="0.501cm" fo:margin-right="0cm" fo:text-indent="0cm" style:auto-text-indent="false">
        <style:tab-stops>
          <style:tab-stop style:position="1.136cm"/>
        </style:tab-stops>
      </style:paragraph-properties>
    </style:style>
    <style:style style:name="P88" style:family="paragraph" style:parent-style-name="Hide_20_text" style:list-style-name="WW8Num8">
      <style:paragraph-properties fo:margin-left="0.501cm" fo:margin-right="0cm" fo:text-indent="0cm" style:auto-text-indent="false">
        <style:tab-stops>
          <style:tab-stop style:position="1.136cm"/>
        </style:tab-stops>
      </style:paragraph-properties>
    </style:style>
    <style:style style:name="P89" style:family="paragraph" style:parent-style-name="Hide_20_text" style:list-style-name="WW8Num5">
      <style:paragraph-properties fo:margin-left="0.501cm" fo:margin-right="0cm" fo:text-indent="0cm" style:auto-text-indent="false">
        <style:tab-stops>
          <style:tab-stop style:position="1.136cm"/>
        </style:tab-stops>
      </style:paragraph-properties>
    </style:style>
    <style:style style:name="P90" style:family="paragraph" style:parent-style-name="Hide_20_text" style:list-style-name="WW8Num12">
      <style:paragraph-properties fo:margin-left="0.501cm" fo:margin-right="0cm" fo:text-indent="0cm" style:auto-text-indent="false">
        <style:tab-stops>
          <style:tab-stop style:position="1.136cm"/>
        </style:tab-stops>
      </style:paragraph-properties>
    </style:style>
    <style:style style:name="T1" style:family="text">
      <style:text-properties fo:language="da" fo:country="DK"/>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language="en" fo:country="GB"/>
    </style:style>
    <style:style style:name="T5" style:family="text">
      <style:text-properties fo:language="en" fo:country="GB" fo:font-weight="bold" style:font-weight-asian="bold"/>
    </style:style>
    <style:style style:name="T6" style:family="text">
      <style:text-properties fo:language="en" fo:country="GB" style:text-underline-style="none"/>
    </style:style>
    <style:style style:name="T7" style:family="text">
      <style:text-properties fo:language="en" fo:country="US"/>
    </style:style>
    <style:style style:name="T8" style:family="text">
      <style:text-properties fo:language="en" fo:country="US" style:text-underline-style="none"/>
    </style:style>
    <style:style style:name="T9" style:family="text">
      <style:text-properties fo:language="en" fo:country="US" style:language-complex="ar" style:country-complex="SA"/>
    </style:style>
    <style:style style:name="T10" style:family="text">
      <style:text-properties fo:font-weight="normal" style:font-weight-asian="normal"/>
    </style:style>
    <style:style style:name="T11" style:family="text">
      <style:text-properties fo:text-transform="uppercase" fo:language="en" fo:country="US"/>
    </style:style>
    <style:style style:name="T12" style:family="text">
      <style:text-properties fo:font-style="italic" style:font-style-asian="italic"/>
    </style:style>
    <style:style style:name="T13" style:family="text">
      <style:text-properties style:use-window-font-color="true" fo:language="en" fo:country="US" style:text-underline-style="none"/>
    </style:style>
    <style:style style:name="T14" style:family="text">
      <style:text-properties style:use-window-font-color="true" fo:language="en" fo:country="GB" style:text-underline-style="none"/>
    </style:style>
    <style:style style:name="T15" style:family="text">
      <style:text-properties fo:color="#000000" fo:language="en" fo:country="US" style:text-underline-style="none"/>
    </style:style>
    <style:style style:name="T16" style:family="text"/>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Frame">
      <style:graphic-properties style:wrap="dynamic" style:number-wrapped-paragraphs="no-limit" style:vertical-pos="top" style:vertical-rel="baseline" style:horizontal-pos="center" style:horizontal-rel="paragraph"/>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0"/>
      <text:p text:style-name="P5"/>
      <text:p text:style-name="P6"><text:title>System architecture/design document</text:title></text:p>
      <text:p text:style-name="P6">for</text:p>
      <text:p text:style-name="P6"><text:subject>DPSIMU</text:subject></text:p>
      <text:p text:style-name="P21"/>
      <text:p text:style-name="P21"/>
      <text:p text:style-name="P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Group:</text:p>
      <text:p text:style-name="P7"><text:span text:style-name="T4"><text:s/></text:span>Maria Soler Climent 20074846<text:line-break/>Kim Hedegaard Madsen 20074382<text:line-break/>Lasse Lorenzen 20012001</text:p>
      <text:p text:style-name="P83">Document history</text:p>
      <text:p text:style-name="Standard"/>
      <table:table table:name="Tabel1" table:style-name="Tabel1">
        <table:table-column table:style-name="Tabel1.A"/>
        <table:table-column table:style-name="Tabel1.B"/>
        <table:table-column table:style-name="Tabel1.C"/>
        <table:table-column table:style-name="Tabel1.D"/>
        <table:table-row table:style-name="Tabel1.1">
          <table:table-cell table:style-name="Tabel1.A1" office:value-type="string">
            <text:p text:style-name="P49">Date</text:p>
          </table:table-cell>
          <table:table-cell table:style-name="Tabel1.A1" office:value-type="string">
            <text:p text:style-name="P49">Version</text:p>
          </table:table-cell>
          <table:table-cell table:style-name="Tabel1.A1" office:value-type="string">
            <text:p text:style-name="P49">Description</text:p>
          </table:table-cell>
          <table:table-cell table:style-name="Tabel1.D1" office:value-type="string">
            <text:p text:style-name="P49">Author</text:p>
          </table:table-cell>
        </table:table-row>
        <table:table-row table:style-name="Tabel1.1">
          <table:table-cell table:style-name="Tabel1.A1" office:value-type="string">
            <text:p text:style-name="P50">2008-11-20</text:p>
          </table:table-cell>
          <table:table-cell table:style-name="Tabel1.A1" office:value-type="string">
            <text:p text:style-name="P50">1.00</text:p>
          </table:table-cell>
          <table:table-cell table:style-name="Tabel1.A1" office:value-type="string">
            <text:p text:style-name="P50">First version</text:p>
          </table:table-cell>
          <table:table-cell table:style-name="Tabel1.D1" office:value-type="string">
            <text:p text:style-name="P50">Group DPSIMU</text:p>
          </table:table-cell>
        </table:table-row>
        <table:table-row table:style-name="Tabel1.1">
          <table:table-cell table:style-name="Tabel1.A1" office:value-type="string">
            <text:p text:style-name="P50"/>
          </table:table-cell>
          <table:table-cell table:style-name="Tabel1.A1" office:value-type="string">
            <text:p text:style-name="P50"/>
          </table:table-cell>
          <table:table-cell table:style-name="Tabel1.A1" office:value-type="string">
            <text:p text:style-name="P50"/>
          </table:table-cell>
          <table:table-cell table:style-name="Tabel1.D1" office:value-type="string">
            <text:p text:style-name="P50"/>
          </table:table-cell>
        </table:table-row>
        <table:table-row table:style-name="Tabel1.1">
          <table:table-cell table:style-name="Tabel1.A1" office:value-type="string">
            <text:p text:style-name="P50"/>
          </table:table-cell>
          <table:table-cell table:style-name="Tabel1.A1" office:value-type="string">
            <text:p text:style-name="P50"/>
          </table:table-cell>
          <table:table-cell table:style-name="Tabel1.A1" office:value-type="string">
            <text:p text:style-name="P50"/>
          </table:table-cell>
          <table:table-cell table:style-name="Tabel1.D1" office:value-type="string">
            <text:p text:style-name="P50"/>
          </table:table-cell>
        </table:table-row>
        <table:table-row table:style-name="Tabel1.1">
          <table:table-cell table:style-name="Tabel1.A1" office:value-type="string">
            <text:p text:style-name="P50"/>
          </table:table-cell>
          <table:table-cell table:style-name="Tabel1.A1" office:value-type="string">
            <text:p text:style-name="P50"/>
          </table:table-cell>
          <table:table-cell table:style-name="Tabel1.A1" office:value-type="string">
            <text:p text:style-name="P50"/>
          </table:table-cell>
          <table:table-cell table:style-name="Tabel1.D1" office:value-type="string">
            <text:p text:style-name="P50"/>
          </table:table-cell>
        </table:table-row>
      </table:table>
      <text:p text:style-name="Standard"/>
      <text:p text:style-name="Standard"/>
      <text:p text:style-name="P8"/>
      <text:p text:style-name="P47">Table of Contents</text:p>
      <text:table-of-content text:style-name="Sect1" text:name="Indholdsfortegnelse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61"><text:a xlink:type="simple" xlink:href="#1.INTRODUCTION|outline">1. INTRODUCTION<text:tab/>5</text:a></text:p>
          <text:p text:style-name="P63"><text:a xlink:type="simple" xlink:href="#1.1.Purpose and Scope|outline">1.1 Purpose and Scope<text:tab/>5</text:a></text:p>
          <text:p text:style-name="P63"><text:a xlink:type="simple" xlink:href="#1.2.References |outline">1.2 References <text:tab/>5</text:a></text:p>
          <text:p text:style-name="P63"><text:a xlink:type="simple" xlink:href="#1.3.Definitions and acronyms|outline">1.3 Definitions and acronyms<text:tab/>5</text:a></text:p>
          <text:p text:style-name="P63"><text:a xlink:type="simple" xlink:href="#1.4.Document structure and reading guide|outline">1.4 Document structure and reading guide<text:tab/>5</text:a></text:p>
          <text:p text:style-name="P61"><text:a xlink:type="simple" xlink:href="#2.SYSTEM OVERVIEW|outline">2. SYSTEM OVERVIEW<text:tab/>5</text:a></text:p>
          <text:p text:style-name="P63"><text:a xlink:type="simple" xlink:href="#2.1.System context|outline">2.1 System context<text:tab/>5</text:a></text:p>
          <text:p text:style-name="P63"><text:a xlink:type="simple" xlink:href="#2.2.System introduction|outline">2.2 System introduction<text:tab/>6</text:a></text:p>
          <text:p text:style-name="P61"><text:a xlink:type="simple" xlink:href="#3.SYSTEM INTERFACES|outline">3. SYSTEM INTERFACES<text:tab/>6</text:a></text:p>
          <text:p text:style-name="P63"><text:a xlink:type="simple" xlink:href="#3.1.Interface to human actors|outline">3.1 Interface to human actors<text:tab/>6</text:a></text:p>
          <text:p text:style-name="P62"><text:a xlink:type="simple" xlink:href="#3.1.1.Nurse|outline">3.1.1 Nurse<text:tab/>6</text:a></text:p>
          <text:p text:style-name="P62"><text:a xlink:type="simple" xlink:href="#3.1.2.Operator|outline">3.1.2 Operator<text:tab/>6</text:a></text:p>
          <text:p text:style-name="P63"><text:a xlink:type="simple" xlink:href="#3.2.Interface to external system actors|outline">3.2 Interface to external system actors<text:tab/>6</text:a></text:p>
          <text:p text:style-name="P62"><text:a xlink:type="simple" xlink:href="#3.2.1.IPUMP|outline">3.2.1 IPUMP<text:tab/>6</text:a></text:p>
          <text:p text:style-name="P62"><text:a xlink:type="simple" xlink:href="#3.2.2.LMON|outline">3.2.2 LMON<text:tab/>7</text:a></text:p>
          <text:p text:style-name="P62"><text:a xlink:type="simple" xlink:href="#3.2.3.Remote operator.|outline">3.2.3 Remote operator.<text:tab/>7</text:a></text:p>
          <text:p text:style-name="P63"><text:a xlink:type="simple" xlink:href="#3.3.Interface to hardware actors|outline">3.3 Interface to hardware actors<text:tab/>7</text:a></text:p>
          <text:p text:style-name="P62"><text:a xlink:type="simple" xlink:href="#3.3.1.Signal output|outline">3.3.1 Signal output<text:tab/>7</text:a></text:p>
          <text:p text:style-name="P62"><text:a xlink:type="simple" xlink:href="#3.3.2.Touchscreen (display and mouse)|outline">3.3.2 Touchscreen (display and mouse)<text:tab/>7</text:a></text:p>
          <text:p text:style-name="P63"><text:a xlink:type="simple" xlink:href="#3.4.Interface to external software actors|outline">3.4 Interface to external software actors<text:tab/>7</text:a></text:p>
          <text:p text:style-name="P62"><text:a xlink:type="simple" xlink:href="#3.4.1.WRML (Wind River Media Library)|outline">3.4.1 WRML (Wind River Media Library)<text:tab/>7</text:a></text:p>
          <text:p text:style-name="P62"><text:a xlink:type="simple" xlink:href="#3.4.2.VxWorks RTOS.|outline">3.4.2 VxWorks RTOS.<text:tab/>7</text:a></text:p>
          <text:p text:style-name="P61"><text:a xlink:type="simple" xlink:href="#4.Use Case View |outline">4. Use Case View <text:tab/>7</text:a></text:p>
          <text:p text:style-name="P63"><text:a xlink:type="simple" xlink:href="#4.1.Overview of architecture significant Use cases|outline">4.1 Overview of architecture significant Use cases<text:tab/>7</text:a></text:p>
          <text:p text:style-name="P63"><text:a xlink:type="simple" xlink:href="#4.2.Use case Generate patient simulation signals scenarios|outline">4.2 Use case Generate patient simulation signals scenarios<text:tab/>8</text:a></text:p>
          <text:p text:style-name="P62"><text:a xlink:type="simple" xlink:href="#4.2.1.Use case goal|outline">4.2.1 Use case goal<text:tab/>8</text:a></text:p>
          <text:p text:style-name="P62"><text:a xlink:type="simple" xlink:href="#4.2.2.Use case scenarios|outline">4.2.2 Use case scenarios<text:tab/>8</text:a></text:p>
          <text:p text:style-name="P63"><text:a xlink:type="simple" xlink:href="#4.3.Use case Show patient information scenarios|outline">4.3 Use case Show patient information scenarios<text:tab/>9</text:a></text:p>
          <text:p text:style-name="P62"><text:a xlink:type="simple" xlink:href="#4.3.1.Use case goal|outline">4.3.1 Use case goal<text:tab/>9</text:a></text:p>
          <text:p text:style-name="P62"><text:a xlink:type="simple" xlink:href="#4.3.2.Use case scenarios|outline">4.3.2 Use case scenarios<text:tab/>9</text:a></text:p>
          <text:p text:style-name="P61"><text:a xlink:type="simple" xlink:href="#5.Logical View |outline">5. Logical View <text:tab/>10</text:a></text:p>
          <text:p text:style-name="P63"><text:a xlink:type="simple" xlink:href="#5.1.Overview|outline">5.1 Overview<text:tab/>10</text:a></text:p>
          <text:p text:style-name="P63"><text:a xlink:type="simple" xlink:href="#5.2.Architecturally significant design packages|outline">5.2 Architecturally significant design packages<text:tab/>10</text:a></text:p>
          <text:p text:style-name="P62"><text:a xlink:type="simple" xlink:href="#5.2.1.Package Discrete |outline">5.2.1 Package Discrete <text:tab/>11</text:a></text:p>
          <text:p text:style-name="P62"><text:a xlink:type="simple" xlink:href="#5.2.2.Package Continuous|outline">5.2.2 Package Continuous<text:tab/>12</text:a></text:p>
          <text:p text:style-name="P63"><text:a xlink:type="simple" xlink:href="#5.3.Use case realizations|outline">5.3 Use case realizations<text:tab/>13</text:a></text:p>
          <text:p text:style-name="P62"><text:a xlink:type="simple" xlink:href="#5.3.1.Use case “Generate patient simulation signals” realization|outline">5.3.1 Use case “Generate patient simulation signals” realization<text:tab/>13</text:a></text:p>
          <text:p text:style-name="P62"><text:a xlink:type="simple" xlink:href="#5.3.2.Use case “Show Patient signal” realization|outline">5.3.2 Use case “Show Patient signal” realization<text:tab/>13</text:a></text:p>
          <text:p text:style-name="P61"><text:a xlink:type="simple" xlink:href="#6.Process/task View |outline">6. Process/task View <text:tab/>14</text:a></text:p>
          <text:p text:style-name="P63"><text:a xlink:type="simple" xlink:href="#6.1.Task overview|outline">6.1 Task overview<text:tab/>14</text:a></text:p>
          <text:p text:style-name="P63"><text:a xlink:type="simple" xlink:href="#6.2.Task implementation|outline">6.2 Task implementation<text:tab/>15</text:a></text:p>
          <text:p text:style-name="P63"><text:a xlink:type="simple" xlink:href="#6.3.Task communication and synchronization|outline">6.3 Task communication and synchronization<text:tab/>15</text:a></text:p>
          <text:p text:style-name="P62"><text:a xlink:type="simple" xlink:href="#6.3.1.Task communication in the group|outline">6.3.1 Task communication in the group<text:tab/>15</text:a></text:p>
          <text:p text:style-name="P62"><text:soft-page-break/><text:a xlink:type="simple" xlink:href="#6.3.2.Task GUI description|outline">6.3.2 Task GUI description<text:tab/>15</text:a></text:p>
          <text:p text:style-name="P62"><text:a xlink:type="simple" xlink:href="#6.3.3.Task PatientHandler description|outline">6.3.3 Task PatientHandler description<text:tab/>15</text:a></text:p>
          <text:p text:style-name="P61"><text:a xlink:type="simple" xlink:href="#7.Deployment View |outline">7. Deployment View <text:tab/>16</text:a></text:p>
          <text:p text:style-name="P63"><text:a xlink:type="simple" xlink:href="#7.1.System configurations overview|outline">7.1 System configurations overview<text:tab/>16</text:a></text:p>
          <text:p text:style-name="P63"><text:a xlink:type="simple" xlink:href="#7.2.System configurations|outline">7.2 System configurations<text:tab/>16</text:a></text:p>
          <text:p text:style-name="P62"><text:a xlink:type="simple" xlink:href="#7.2.1.Configuration Simulation|outline">7.2.1 Configuration Simulation<text:tab/>16</text:a></text:p>
          <text:p text:style-name="P62"><text:a xlink:type="simple" xlink:href="#7.2.2.Configuration SBC|outline">7.2.2 Configuration SBC<text:tab/>16</text:a></text:p>
          <text:p text:style-name="P63"><text:a xlink:type="simple" xlink:href="#7.3.Node descriptions|outline">7.3 Node descriptions<text:tab/>16</text:a></text:p>
          <text:p text:style-name="P62"><text:a xlink:type="simple" xlink:href="#7.3.1.Node SBC description|outline">7.3.1 Node SBC description<text:tab/>16</text:a></text:p>
          <text:p text:style-name="P62"><text:a xlink:type="simple" xlink:href="#7.3.2.Node Client description|outline">7.3.2 Node Client description<text:tab/>17</text:a></text:p>
          <text:p text:style-name="P62"><text:a xlink:type="simple" xlink:href="#7.3.3.Node Network description|outline">7.3.3 Node Network description<text:tab/>17</text:a></text:p>
          <text:p text:style-name="P62"><text:a xlink:type="simple" xlink:href="#7.3.4.Node DAC description|outline">7.3.4 Node DAC description<text:tab/>17</text:a></text:p>
          <text:p text:style-name="P62"><text:a xlink:type="simple" xlink:href="#7.3.5.Node UART description|outline">7.3.5 Node UART description<text:tab/>17</text:a></text:p>
          <text:p text:style-name="P62"><text:a xlink:type="simple" xlink:href="#7.3.6.Node LCD touchscreen description|outline">7.3.6 Node LCD touchscreen description<text:tab/>17</text:a></text:p>
          <text:p text:style-name="P61"><text:a xlink:type="simple" xlink:href="#8.Implementation View |outline">8. Implementation View <text:tab/>17</text:a></text:p>
          <text:p text:style-name="P63"><text:a xlink:type="simple" xlink:href="#8.1.Overview|outline">8.1 Overview<text:tab/>17</text:a></text:p>
          <text:p text:style-name="P63"><text:a xlink:type="simple" xlink:href="#8.2.Component descriptions|outline">8.2 Component descriptions<text:tab/>17</text:a></text:p>
          <text:p text:style-name="P62"><text:a xlink:type="simple" xlink:href="#8.2.1.Component PSIMU|outline">8.2.1 Component PSIMU<text:tab/>18</text:a></text:p>
          <text:p text:style-name="P62"><text:a xlink:type="simple" xlink:href="#8.2.2.Component Simulator|outline">8.2.2 Component Simulator<text:tab/>18</text:a></text:p>
          <text:p text:style-name="P62"><text:a xlink:type="simple" xlink:href="#8.2.3.Component Kernel for SBC|outline">8.2.3 Component Kernel for SBC<text:tab/>18</text:a></text:p>
          <text:p text:style-name="P61"><text:a xlink:type="simple" xlink:href="#9.design decisions|outline">9. design decisions<text:tab/>18</text:a></text:p>
          <text:p text:style-name="P63"><text:a xlink:type="simple" xlink:href="#9.1.Architectural goals and constraints |outline">9.1 Architectural goals and constraints <text:tab/>18</text:a></text:p>
          <text:p text:style-name="P63"><text:a xlink:type="simple" xlink:href="#9.2.Architectural patterns|outline">9.2 Architectural patterns<text:tab/>18</text:a></text:p>
          <text:p text:style-name="P63"><text:a xlink:type="simple" xlink:href="#9.3.General user interface design rules|outline">9.3 General user interface design rules<text:tab/>19</text:a></text:p>
          <text:p text:style-name="P63"><text:a xlink:type="simple" xlink:href="#9.4.Implementation languages and tools|outline">9.4 Implementation languages and tools<text:tab/>19</text:a></text:p>
          <text:p text:style-name="P63"><text:a xlink:type="simple" xlink:href="#9.5.Implementation libraries|outline">9.5 Implementation libraries<text:tab/>19</text:a></text:p>
          <text:p text:style-name="P61"><text:a xlink:type="simple" xlink:href="#10.SIZE and performance |outline">10. SIZE and performance <text:tab/>19</text:a></text:p>
          <text:p text:style-name="P61"><text:a xlink:type="simple" xlink:href="#11.Quality |outline">11. Quality <text:tab/>19</text:a></text:p>
          <text:p text:style-name="P63"><text:a xlink:type="simple" xlink:href="#11.1.Portability|outline">11.1 Portability<text:tab/>20</text:a></text:p>
          <text:p text:style-name="P63"><text:a xlink:type="simple" xlink:href="#11.2.Extendability|outline">11.2 Extendability<text:tab/>20</text:a></text:p>
          <text:p text:style-name="P63"><text:a xlink:type="simple" xlink:href="#11.3.Maintainability|outline">11.3 Maintainability<text:tab/>20</text:a></text:p>
          <text:p text:style-name="P63"><text:a xlink:type="simple" xlink:href="#11.4.Correctness|outline">11.4 Correctness<text:tab/>20</text:a></text:p>
          <text:p text:style-name="P61"><text:a xlink:type="simple" xlink:href="#12.Compilation AND LINKING|outline">12. Compilation AND LINKING<text:tab/>20</text:a></text:p>
          <text:p text:style-name="P63"><text:a xlink:type="simple" xlink:href="#12.1.Compilation-hardware|outline">12.1 Compilation-hardware<text:tab/>20</text:a></text:p>
          <text:p text:style-name="P63"><text:a xlink:type="simple" xlink:href="#12.2.Compilation-software|outline">12.2 Compilation-software<text:tab/>20</text:a></text:p>
          <text:p text:style-name="P61"><text:a xlink:type="simple" xlink:href="#13.INSTALLATION AND Executing|outline">13. INSTALLATION AND Executing<text:tab/>20</text:a></text:p>
          <text:p text:style-name="P63"><text:a xlink:type="simple" xlink:href="#13.1.Installation|outline">13.1 Installation<text:tab/>21</text:a></text:p>
          <text:p text:style-name="P63"><text:a xlink:type="simple" xlink:href="#13.2.Executing-hardware|outline">13.2 Executing-hardware<text:tab/>21</text:a></text:p>
          <text:p text:style-name="P63"><text:a xlink:type="simple" xlink:href="#13.3.Executing-software|outline">13.3 Executing-software<text:tab/>21</text:a></text:p>
          <text:p text:style-name="P63"><text:a xlink:type="simple" xlink:href="#13.4.Execution-control (start, stop and restart)|outline">13.4 Execution-control (start, stop and restart)<text:tab/>21</text:a></text:p>
          <text:p text:style-name="P63"><text:a xlink:type="simple" xlink:href="#13.5.Error messages|outline">13.5 Error messages<text:tab/>21</text:a></text:p>
        </text:index-body>
      </text:table-of-content>
      <text:p text:style-name="P4"/>
      <text:list xml:id="list31334945" text:style-name="Outline">
        <text:list-item>
          <text:h text:style-name="P72" text:outline-level="1" text:restart-numbering="true" text:start-value="-1">INTRODUCTION</text:h>
          <text:list>
            <text:list-item>
              <text:h text:style-name="P73" text:outline-level="2">Purpose and Scope</text:h>
            </text:list-item>
          </text:list>
        </text:list-item>
      </text:list>
      <text:p text:style-name="P8">The purpose of the project is to develop a prototype for an embedded real time system, so that the students of the course IRTS get some practical experience with designing a embedded real time system. This project concerns the development of a patient simulator system (PSIMU), which should simulate different signals for a monitoring system.</text:p>
      <text:p text:style-name="P23"/>
      <text:p text:style-name="P23">The purpose of this document is to describe an architecture for the PSIMU.</text:p>
      <text:list xml:id="list31521713" text:continue-numbering="true" text:style-name="Outline">
        <text:list-item>
          <text:list>
            <text:list-item>
              <text:h text:style-name="P75" text:outline-level="2"><text:span text:style-name="T7">Reference</text:span><text:span text:style-name="T7">s </text:span></text:h>
            </text:list-item>
          </text:list>
        </text:list-item>
      </text:list>
      <text:p text:style-name="Hide_20_text">A list of relevant reference documents, this could be as well external as internal documents.</text:p>
      <text:p text:style-name="Standard"><text:span text:style-name="T4">[1] </text:span><text:a xlink:type="simple" xlink:href="http://kurser.iha.dk/eit/tiirts/Projekter/PSIMU-project.doc"><text:span text:style-name="Internet_20_link"><text:span text:style-name="T4">PSIMU-project.doc</text:span></text:span></text:a></text:p>
      <text:p text:style-name="Standard"><text:span text:style-name="T4">[2] </text:span><text:a xlink:type="simple" xlink:href="http://kurser.iha.dk/eit/tiirts/Projekter/ProjectInterfaces.doc"><text:span text:style-name="Internet_20_link"><text:span text:style-name="T4">ProjectInterfaces.doc</text:span></text:span></text:a></text:p>
      <text:p text:style-name="P40"><text:span text:style-name="T7">[3] </text:span><text:a xlink:type="simple" xlink:href="http://www.physionet.org/physiobank/physiobank-intro.shtml"><text:span text:style-name="Internet_20_link"><text:span text:style-name="T7">http://www.physionet.org/physiobank/physiobank-intro.shtml</text:span></text:span></text:a></text:p>
      <text:p text:style-name="Standard"><text:span text:style-name="Internet_20_link"><text:span text:style-name="T13">[4]</text:span></text:span><text:span text:style-name="Internet_20_link"><text:span text:style-name="T8"> PSIMU_requirement_specification.doc</text:span></text:span></text:p>
      <text:p text:style-name="Standard"><text:span text:style-name="Internet_20_link"><text:span text:style-name="T13">[5] </text:span></text:span><text:span text:style-name="Internet_20_link"><text:span text:style-name="T8">Real-Time Design patterns by Bruce Powel Douglass</text:span></text:span></text:p>
      <text:p text:style-name="Standard"><text:span text:style-name="Internet_20_link"><text:span text:style-name="T13">[6] </text:span></text:span><text:span text:style-name="Internet_20_link"><text:span text:style-name="T8">Design Patterns by Erich Gamma, Richard Helm, Ralph Johnson, John Vlissides</text:span></text:span></text:p>
      <text:p text:style-name="Standard"><text:span text:style-name="Internet_20_link"><text:span text:style-name="T13">[7] </text:span></text:span><text:a xlink:type="simple" xlink:href="http://kurser.iha.dk/eit/tiirts/"><text:span text:style-name="Internet_20_link">http://kurser.iha.dk/eit/tiirts/</text:span></text:a></text:p>
      <text:p text:style-name="Standard"><text:span text:style-name="Internet_20_link"><text:span text:style-name="T13">[8] </text:span></text:span><text:span text:style-name="Internet_20_link"><text:span text:style-name="T8">mmi_specification.pdf</text:span></text:span></text:p>
      <text:p text:style-name="Standard"><text:span text:style-name="Internet_20_link"><text:span text:style-name="T13">[9] </text:span></text:span><text:span text:style-name="Internet_20_link"><text:span text:style-name="T8">Two part architectural model: TwoPartArchitecturalModel-Paper.pdf</text:span></text:span></text:p>
      <text:p text:style-name="Standard"><text:span text:style-name="Internet_20_link"><text:span text:style-name="T13">[10] </text:span></text:span><text:a xlink:type="simple" xlink:href="http://kurser.iha.dk/eit/embedded/SBC686/Manualer/686mg-140.pdf"><text:span text:style-name="Internet_20_link"><text:span text:style-name="T6">http://kurser.iha.dk/eit/embedded/SBC686/Manualer/686mg-140.pdf</text:span></text:span></text:a></text:p>
      <text:p text:style-name="Standard"><text:span text:style-name="Internet_20_link"><text:span text:style-name="T14">[11] </text:span></text:span><text:a xlink:type="simple" xlink:href="http://en.wikipedia.org/wiki/Model-view-controller"><text:span text:style-name="Internet_20_link"><text:span text:style-name="T4">http://en.wikipedia.org/wiki/Model-view-controller</text:span></text:span></text:a></text:p>
      <text:p text:style-name="Standard"><text:span text:style-name="Internet_20_link"><text:span text:style-name="T14">[12] Pattern-Oriented Software Architecture by Douglas Schmidt, Michael Stal, Hans Rohnert, Frank Buschmann</text:span></text:span></text:p>
      <text:list xml:id="list31524068" text:continue-numbering="true" text:style-name="Outline">
        <text:list-item>
          <text:list>
            <text:list-item>
              <text:h text:style-name="P73" text:outline-level="2">Definitions and acronyms</text:h>
            </text:list-item>
          </text:list>
        </text:list-item>
      </text:list>
      <text:p text:style-name="P16">DPSIMU<text:tab/>Distributed Patient Simulator System</text:p>
      <text:p text:style-name="Hide_20_text">A list of definitions and acronyms that are relevant for reading and understanding the document.</text:p>
      <text:p text:style-name="P31">PSIMU<text:tab/>Patient Simulator system</text:p>
      <text:p text:style-name="P25">IPUMP<text:tab/>Infusion Pump System</text:p>
      <text:p text:style-name="P34">ECG<text:tab/><text:tab/>Electro Cardiogram</text:p>
      <text:p text:style-name="P32">EDR<text:tab/><text:tab/>ECG-Derived Respiration</text:p>
      <text:p text:style-name="P32">WCE <text:tab/><text:tab/>Worst Case Execution time</text:p>
      <text:p text:style-name="P32">RMA<text:tab/><text:tab/>Rate Monotonic Analysis</text:p>
      <text:list xml:id="list31523052" text:continue-numbering="true" text:style-name="Outline">
        <text:list-item>
          <text:list>
            <text:list-item>
              <text:h text:style-name="P73" text:outline-level="2">Document structure and reading guide</text:h>
            </text:list-item>
          </text:list>
        </text:list-item>
      </text:list>
      <text:p text:style-name="Hide_20_text">A brief description of the document structure and introduction of the “4+1” view organization consisting of: <text:span text:style-name="Strong_20_Emphasis"><text:span text:style-name="T10">Use-Case</text:span></text:span><text:span text:style-name="T2">, </text:span><text:span text:style-name="Strong_20_Emphasis"><text:span text:style-name="T10">Logical</text:span></text:span><text:span text:style-name="T2">, </text:span><text:span text:style-name="Strong_20_Emphasis"><text:span text:style-name="T10">Process</text:span></text:span><text:span text:style-name="T2">, </text:span><text:span text:style-name="Strong_20_Emphasis"><text:span text:style-name="T10">Deployment</text:span></text:span><text:span text:style-name="T2">, </text:span>and<text:span text:style-name="T2"> </text:span><text:span text:style-name="Strong_20_Emphasis"><text:span text:style-name="T10">Implementation Views. </text:span></text:span></text:p>
      <text:p text:style-name="Hide_20_text"><text:span text:style-name="Strong_20_Emphasis"><text:span text:style-name="T10">It can be recommended to keep a standard structure for this type of document and insert a notice, if a certain section isn’t relevant for the actual system or product.</text:span></text:span></text:p>
      <text:p text:style-name="Hide_20_text"><text:s/>The reading guide can be organized based on the needs from the different target groups.</text:p>
      <text:p text:style-name="P31">The structure of the system architecture document in the website of the course [7] has been kept. <text:s text:c="2"/>Note, however, that the Data view has been skipped because we have no persistence data in the system.</text:p>
      <text:list xml:id="list31521153" text:continue-numbering="true" text:style-name="Outline">
        <text:list-item>
          <text:h text:style-name="P70" text:outline-level="1">SYSTEM OVERVIEW</text:h>
        </text:list-item>
      </text:list>
      <text:p text:style-name="Hide_20_text">This section shall give a short overview of the system and its environment.</text:p>
      <text:p text:style-name="Normal_20_Indent"/>
      <text:list xml:id="list31518568" text:continue-numbering="true" text:style-name="Outline">
        <text:list-item>
          <text:list>
            <text:list-item>
              <text:h text:style-name="Heading_20_2" text:outline-level="2"><text:span text:style-name="T7">System </text:span><text:span text:style-name="T7">context</text:span></text:h>
            </text:list-item>
          </text:list>
        </text:list-item>
      </text:list>
      <text:p text:style-name="Hide_20_text">The context of the system can be illustrated by informal diagrams and/or with one or more actor-context diagrams showing the system and it external actors.</text:p>
      <text:p text:style-name="P51">Diagrams: Informal overview diagrams and UML Actor-context diagram <text:s/>(from requirement document).</text:p>
      <text:p text:style-name="P30">PSIMU is a patient simulator which can generate patient signals like pulse, EGC, EDR based on some real patient record. PSIMU can be connected <text:s/>to LMON (Local Monitor System), which is a patient monitor. LMON can capture the signals from PSIMU and display these on a screen. A context diagram of the system can be seen below.</text:p>
      <text:p text:style-name="P30"><draw:frame draw:style-name="fr1" draw:name="Ramme1" text:anchor-type="paragraph" svg:width="14.938cm" draw:z-index="0"><draw:text-box fo:min-height="7.756cm"><text:p text:style-name="Illustration"><draw:frame draw:style-name="fr3" draw:name="grafik1" text:anchor-type="paragraph" svg:x="0.004cm" svg:y="0.002cm" svg:width="14.938cm" style:rel-width="100%" svg:height="7.756cm" style:rel-height="scale" draw:z-index="1"><draw:image xlink:href="Pictures/2000000700003A5A00001E4C581323F2.svm" xlink:type="simple" xlink:show="embed" xlink:actuate="onLoad"/></draw:frame>Illustration <text:sequence text:ref-name="refIllustration0" text:name="Illustration" text:formula="ooow:Illustration+1" style:num-format="1">1</text:sequence>:Context diagram</text:p></draw:text-box></draw:frame><text:soft-page-break/></text:p>
      <text:p text:style-name="P30"/>
      <text:list xml:id="list31538609" text:continue-numbering="true" text:style-name="Outline">
        <text:list-item>
          <text:list>
            <text:list-item>
              <text:h text:style-name="Heading_20_2" text:outline-level="2"><text:span text:style-name="T7">System introdu</text:span><text:span text:style-name="T7">ction</text:span></text:h>
            </text:list-item>
          </text:list>
        </text:list-item>
      </text:list>
      <text:p text:style-name="Hide_20_text">A short description of the purpose and main functionality of the system described with reference to the system context.</text:p>
      <text:p text:style-name="P30">The main purpose of the PSIMU is to simulate patient signals which can be monitored by the LMON.</text:p>
      <text:p text:style-name="P30"/>
      <text:list xml:id="list31528475" text:continue-numbering="true" text:style-name="Outline">
        <text:list-item>
          <text:h text:style-name="P70" text:outline-level="1">SYSTEM INTERFACES</text:h>
        </text:list-item>
      </text:list>
      <text:p text:style-name="Hide_20_text">This section describes each of the interfaces to the external actors.</text:p>
      <text:p text:style-name="Standard">This section describes the interfaces to the external actors.</text:p>
      <text:list xml:id="list31525262" text:continue-numbering="true" text:style-name="Outline">
        <text:list-item>
          <text:list>
            <text:list-item>
              <text:h text:style-name="P73" text:outline-level="2">Interface to human actors</text:h>
            </text:list-item>
          </text:list>
        </text:list-item>
      </text:list>
      <text:p text:style-name="P16">Specification of the MMI (Man Machine Interface) can be found in the MMI-specification document [8].</text:p>
      <text:p text:style-name="Hide_20_text">Describes the Man Machine Interface (MMI) for the human actors interacting with the system. </text:p>
      <text:p text:style-name="Hide_20_text">The MMI is described for each human actor role or alternatively insert a reference to a MMI specification document.</text:p>
      <text:list xml:id="list31532491" text:continue-numbering="true" text:style-name="Outline">
        <text:list-item>
          <text:list>
            <text:list-item>
              <text:list>
                <text:list-item>
                  <text:h text:style-name="Heading_20_3" text:outline-level="3">Nurse</text:h>
                </text:list-item>
              </text:list>
            </text:list-item>
          </text:list>
        </text:list-item>
      </text:list>
      <text:p text:style-name="P17">The Nurse can view the patient signals, and adjust the PSIMU to show the information that he/she wants on the touchscreen. </text:p>
      <text:p text:style-name="P10"/>
      <text:list xml:id="list31516484" text:continue-numbering="true" text:style-name="Outline">
        <text:list-item>
          <text:list>
            <text:list-item>
              <text:list>
                <text:list-item>
                  <text:h text:style-name="Heading_20_3" text:outline-level="3">Operator</text:h>
                </text:list-item>
              </text:list>
            </text:list-item>
          </text:list>
        </text:list-item>
      </text:list>
      <text:p text:style-name="P28">The Operator is responsible for adjusting and fine-tuning the PSIMU. Every time a new PSIMU simulation is to be run, the Operator has to adjust the needed features on the touchscreen.</text:p>
      <text:p text:style-name="P24"/>
      <text:list xml:id="list31535747" text:continue-numbering="true" text:style-name="Outline">
        <text:list-item>
          <text:list>
            <text:list-item>
              <text:h text:style-name="P73" text:outline-level="2">Interface to external system actors</text:h>
            </text:list-item>
          </text:list>
        </text:list-item>
      </text:list>
      <text:p text:style-name="Hide_20_text">Describes the interface for actors representing external systems communicating with the System under development. </text:p>
      <text:p text:style-name="Hide_20_text">Describe the used communication protocol for each external system actor or alternatively insert a reference to a protocol specification document e.g. an international protocol standard.</text:p>
      <text:list xml:id="list31517516" text:continue-numbering="true" text:style-name="Outline">
        <text:list-item>
          <text:list>
            <text:list-item>
              <text:list>
                <text:list-item>
                  <text:h text:style-name="Heading_20_3" text:outline-level="3">IPUMP</text:h>
                </text:list-item>
              </text:list>
            </text:list-item>
          </text:list>
        </text:list-item>
      </text:list>
      <text:p text:style-name="P9">IPUMP (Infusion Pump System) is a secondary system that can add medicine to the PSIMU, and thus having <text:s/>influence on the signals that the PSIMU generates.</text:p>
      <text:p text:style-name="P9">IPUMP uses RS232 communication with the PSIMU.</text:p>
      <text:p text:style-name="P8"/>
      <text:p text:style-name="P8">A fixed 64 bytes ASCII PDU is transmitted from IPUMP to PSIMU. </text:p>
      <text:p text:style-name="P8"><text:soft-page-break/></text:p>
      <text:p text:style-name="P8">This PDU is transmitted every second when the pump is started.</text:p>
      <text:p text:style-name="P8"><text:s/></text:p>
      <text:p text:style-name="Standard">PDU format:</text:p>
      <text:p text:style-name="Standard">4 bytes start frame (##?*) <text:s/></text:p>
      <text:p text:style-name="Standard">46 bytes medicine name</text:p>
      <text:p text:style-name="P8">12 bytes volume infused (since started)</text:p>
      <text:p text:style-name="P9">2 bytes CRC checksum</text:p>
      <text:list xml:id="list31544593" text:continue-numbering="true" text:style-name="Outline">
        <text:list-item>
          <text:list>
            <text:list-item>
              <text:list>
                <text:list-item>
                  <text:h text:style-name="Heading_20_3" text:outline-level="3">LMON</text:h>
                </text:list-item>
              </text:list>
            </text:list-item>
          </text:list>
        </text:list-item>
      </text:list>
      <text:p text:style-name="P9">The LMON is a second system that can use the signals that this PSIMU is generating and sending out to the analogue and digital outputs.</text:p>
      <text:list xml:id="list31518801" text:continue-numbering="true" text:style-name="Outline">
        <text:list-item>
          <text:list>
            <text:list-item>
              <text:list>
                <text:list-item>
                  <text:h text:style-name="P77" text:outline-level="3">Remote operator.</text:h>
                </text:list-item>
              </text:list>
            </text:list-item>
          </text:list>
        </text:list-item>
      </text:list>
      <text:p text:style-name="P18">The Remote Operator is responsible for adjusting and fine-tunning the PSIMU. Every time a new PSIMU simulation is to be run, the Remote Operator has to adjust the needed features. </text:p>
      <text:list xml:id="list31528470" text:continue-numbering="true" text:style-name="Outline">
        <text:list-item>
          <text:list>
            <text:list-item>
              <text:h text:style-name="P73" text:outline-level="2">Interface to hardware actors</text:h>
            </text:list-item>
          </text:list>
        </text:list-item>
      </text:list>
      <text:p text:style-name="P16"/>
      <text:p text:style-name="Hide_20_text">Describes the interface for actors representing the hardware devices connected to the system. </text:p>
      <text:p text:style-name="Hide_20_text">Describe the specific hardware interface for each hardware actor or alternatively insert a reference to a hardware interface specification document. This interface specification will often include timing requirements etc.</text:p>
      <text:list xml:id="list31521451" text:continue-numbering="true" text:style-name="Outline">
        <text:list-item>
          <text:list>
            <text:list-item>
              <text:list>
                <text:list-item>
                  <text:h text:style-name="Heading_20_3" text:outline-level="3">Signal output</text:h>
                </text:list-item>
              </text:list>
            </text:list-item>
          </text:list>
        </text:list-item>
      </text:list>
      <text:p text:style-name="Standard">PSIMU generates the following outputs:</text:p>
      <text:list xml:id="list31304841" text:style-name="L1">
        <text:list-item>
          <text:p text:style-name="P64">ECG signal (continuous 12 bit analogue value 0-10V) on PV2019, Aout0.</text:p>
        </text:list-item>
        <text:list-item>
          <text:p text:style-name="P64">EDR signal (ECG derived respiration signal) (continuous 12 bit analogue value 0-10V) on PV2019, Aout1.</text:p>
        </text:list-item>
        <text:list-item>
          <text:p text:style-name="P64">Pulse (discrete, 8 bit digital value) (0-250 beats/minute) – IO686 Card Output Port A (PA7-PA0) + Data ready signal IO686 Card output Port C, PC3)</text:p>
        </text:list-item>
      </text:list>
      <text:p text:style-name="Standard"/>
      <text:list xml:id="list31544817" text:continue-list="list31521451" text:style-name="Outline">
        <text:list-item>
          <text:list>
            <text:list-item>
              <text:list>
                <text:list-item>
                  <text:h text:style-name="P77" text:outline-level="3">Touchscreen (display and mouse)</text:h>
                </text:list-item>
              </text:list>
            </text:list-item>
          </text:list>
        </text:list-item>
      </text:list>
      <text:p text:style-name="Standard">The user interface is a touchscreen. The user interface for our development platform is, however, a display, a keyboard and a mouse. This, though, will not make any difference from the software's point of view.</text:p>
      <text:p text:style-name="Standard"/>
      <text:list xml:id="list31541498" text:continue-numbering="true" text:style-name="Outline">
        <text:list-item>
          <text:list>
            <text:list-item>
              <text:h text:style-name="Heading_20_2" text:outline-level="2"><text:span text:style-name="T7">Interface to external </text:span><text:span text:style-name="T7">software actors</text:span></text:h>
            </text:list-item>
          </text:list>
        </text:list-item>
      </text:list>
      <text:p text:style-name="Hide_20_text">Describes the interface for actors representing another software subsystem, developed either as a separate project or it could be reusing a complete subsystem from earlier systems. </text:p>
      <text:p text:style-name="Hide_20_text"><text:span text:style-name="T4">D</text:span><text:span text:style-name="T4">escribe the specific interface for each external software component or alternatively insert a reference to a software interface specification document for the actual software subsystem.</text:span></text:p>
      <text:list xml:id="list31539586" text:continue-numbering="true" text:style-name="Outline">
        <text:list-item>
          <text:list>
            <text:list-item>
              <text:list>
                <text:list-item>
                  <text:h text:style-name="Heading_20_3" text:outline-level="3">WRML (Wind River Media Library)</text:h>
                </text:list-item>
              </text:list>
            </text:list-item>
          </text:list>
        </text:list-item>
      </text:list>
      <text:p text:style-name="Standard">The WRML is used as GUI library to create graphical user interface, supporting input interrupts from the user. </text:p>
      <text:list xml:id="list31523446" text:continue-numbering="true" text:style-name="Outline">
        <text:list-item>
          <text:list>
            <text:list-item>
              <text:list>
                <text:list-item>
                  <text:h text:style-name="Heading_20_3" text:outline-level="3">VxWorks RTOS.</text:h>
                </text:list-item>
              </text:list>
            </text:list-item>
          </text:list>
        </text:list-item>
      </text:list>
      <text:p text:style-name="P30">The PSIMU application is implemented on the VxWorks RTOS, <text:s/>which supports some of the POSIX interface.</text:p>
      <text:list xml:id="list31531426" text:continue-numbering="true" text:style-name="Outline">
        <text:list-item>
          <text:h text:style-name="P71" text:outline-level="1"><text:bookmark-start text:name="_Ref464485662"/>Use Case View<text:bookmark-end text:name="_Ref464485662"/> </text:h>
        </text:list-item>
      </text:list>
      <text:p text:style-name="P51">Mandatory view. </text:p>
      <text:p text:style-name="Hide_20_text">This section lists selected Use cases and Use Case scenarios from the Use case model.</text:p>
      <text:p text:style-name="P37">This section shows some use cases from the requirement specification which have large impact on the architecture.</text:p>
      <text:p text:style-name="P38"/>
      <text:list xml:id="list31537392" text:continue-numbering="true" text:style-name="Outline">
        <text:list-item>
          <text:list>
            <text:list-item>
              <text:h text:style-name="P73" text:outline-level="2">Overview of architecture significant Use cases</text:h>
            </text:list-item>
          </text:list>
        </text:list-item>
      </text:list>
      <text:p text:style-name="P16">The diagram below shows the use case diagram from the requirement specification <text:soft-page-break/>document. </text:p>
      <text:p text:style-name="Hide_20_text"><text:span text:style-name="T2">For large systems:</text:span> select the part of the Use cases, which have an impact on the architecture. Large systems can have several Use cases of the same type, with the same impact on the system architecture. Select one of these candidates to represent the group.</text:p>
      <text:p text:style-name="Hide_20_text">Significant Use case are selected and shown on the Use case diagram: </text:p>
      <text:p text:style-name="Hide_20_text"><text:tab/>1. if they represent some significant, central functionality of the final system</text:p>
      <text:p text:style-name="Hide_20_text"><text:tab/>2. if they have a large architectural coverage and exercise many architectural elements</text:p>
      <text:p text:style-name="Hide_20_text"><text:tab/>3. if they stress or illustrate a specific, delicate point of the architecture. </text:p>
      <text:p text:style-name="Hide_20_text"><text:span text:style-name="T2">For smaller systems:</text:span> include all Use cases </text:p>
      <text:p text:style-name="Hide_20_text"><text:span text:style-name="T2">UML Use case diagram:</text:span> showing the selected Use cases and associated actors</text:p>
      <text:p text:style-name="Normal_20_Indent"><draw:frame draw:style-name="fr2" draw:name="Ramme5" text:anchor-type="as-char" svg:width="15.6cm" draw:z-index="3"><draw:text-box fo:min-height="10.724cm"><text:p text:style-name="Illustration"><draw:frame draw:style-name="fr4" draw:name="grafik3" text:anchor-type="paragraph" svg:x="-0.7cm" svg:y="0.213cm" svg:width="15.6cm" style:rel-width="101%" svg:height="10.724cm" style:rel-height="scale" draw:z-index="4"><draw:image xlink:href="Pictures/200001AA0000409800002C71789948D4.wmf" xlink:type="simple" xlink:show="embed" xlink:actuate="onLoad"/></draw:frame>Illustration <text:sequence text:ref-name="refIllustration1" text:name="Illustration" text:formula="ooow:Illustration+1" style:num-format="1">2</text:sequence>:Use case diagram for PSIMU system</text:p></draw:text-box></draw:frame></text:p>
      <text:p text:style-name="Normal_20_Indent"/>
      <text:p text:style-name="P30">From the requirement specification we have selected two use case which are believed to be important to the architecture. The two use cases are “Generate patient simulation signals” and “show patient information”. </text:p>
      <text:list xml:id="list31523778" text:continue-numbering="true" text:style-name="Outline">
        <text:list-item>
          <text:list>
            <text:list-item>
              <text:h text:style-name="Heading_20_2" text:outline-level="2"><text:span text:style-name="T7">Use case </text:span><text:span text:style-name="T4">Generate patient simulation signals</text:span><text:span text:style-name="T7"> scenarios</text:span></text:h>
            </text:list-item>
          </text:list>
        </text:list-item>
      </text:list>
      <text:p text:style-name="P16"/>
      <text:list xml:id="list31515541" text:continue-numbering="true" text:style-name="Outline">
        <text:list-item>
          <text:list>
            <text:list-item>
              <text:list>
                <text:list-item>
                  <text:h text:style-name="P76" text:outline-level="3">Use case goal</text:h>
                </text:list-item>
              </text:list>
            </text:list-item>
          </text:list>
        </text:list-item>
      </text:list>
      <text:p text:style-name="P41">To generate patient signal which are similar to whose from a real patient.</text:p>
      <text:list xml:id="list31517706" text:continue-numbering="true" text:style-name="Outline">
        <text:list-item>
          <text:list>
            <text:list-item>
              <text:list>
                <text:list-item>
                  <text:h text:style-name="P76" text:outline-level="3">Use case scenarios</text:h>
                </text:list-item>
              </text:list>
            </text:list-item>
          </text:list>
        </text:list-item>
      </text:list>
      <text:p text:style-name="P12">Main scenario:</text:p>
      <text:list xml:id="list31324515" text:style-name="L2">
        <text:list-item>
          <text:p text:style-name="P65">Operator selects an input file.</text:p>
        </text:list-item>
        <text:list-item>
          <text:p text:style-name="P65">System reads the file and starts to generate signal.</text:p>
        </text:list-item>
        <text:list-item>
          <text:p text:style-name="P66">[Operator selects a new file]</text:p>
        </text:list-item>
        <text:list-item>
          <text:p text:style-name="P66">[The file can not be read]</text:p>
        </text:list-item>
        <text:list-item>
          <text:p text:style-name="P65">LMON is able to monitor the signals.</text:p>
        </text:list-item>
      </text:list>
      <text:p text:style-name="P13"/>
      <text:p text:style-name="P11">Extensions:</text:p>
      <text:p text:style-name="P53">Her angives hvad der skal ske for de forskellige undtagelser, der er angivet under beskrivelsen.</text:p>
      <text:p text:style-name="P57"><text:span text:style-name="T12">Operator selects a new file:</text:span>:</text:p>
      <text:p text:style-name="P57">Generation of signals stopped until a new file is selected.</text:p>
      <text:p text:style-name="P55">The file can not be read:</text:p>
      <text:p text:style-name="P56">No generation of patient signals are performed. Operator is able to select another file.</text:p>
      <text:p text:style-name="P58"/>
      <text:p text:style-name="Hide_20_text">This section describes one or more significant Use case scenarios for the selected Use case no. 1. It will always include the normal scenario (the sun shine scenario) and one or more scenarios with exceptions.</text:p>
      <text:p text:style-name="Hide_20_text">For Use cases with significant nonfunctional requirement: include these nonfunctional requirements (a copy from the requirement specification). </text:p>
      <text:p text:style-name="Hide_20_text">For Use cases with human actors: include significant Pictures of the User Interface.</text:p>
      <text:p text:style-name="Hide_20_text">For Use cases with include, extends or inherit relations: include a <text:span text:style-name="T2">UML Use-case diagram</text:span> for the Use case.</text:p>
      <text:p text:style-name="Hide_20_text"><text:span text:style-name="T2">References:</text:span> The realizations of the Use case scenarios should be found in the logical view, in subsection Use case realizations <text:bookmark-ref text:reference-format="chapter" text:ref-name="_Ref464485436">5.3</text:bookmark-ref>.</text:p>
      <text:list xml:id="list31514847" text:continue-list="list31517706" text:style-name="Outline">
        <text:list-item>
          <text:list>
            <text:list-item>
              <text:h text:style-name="Heading_20_2" text:outline-level="2"><text:soft-page-break/><text:span text:style-name="T7">Use case </text:span><text:span text:style-name="T4">Show patient information</text:span><text:span text:style-name="T7"> scenarios</text:span></text:h>
            </text:list-item>
          </text:list>
        </text:list-item>
      </text:list>
      <text:p text:style-name="P16"/>
      <text:p text:style-name="P16"/>
      <text:p text:style-name="Hide_20_text">As previous section.</text:p>
      <text:list xml:id="list31524335" text:continue-numbering="true" text:style-name="Outline">
        <text:list-item>
          <text:list>
            <text:list-item>
              <text:list>
                <text:list-item>
                  <text:h text:style-name="P76" text:outline-level="3">Use case goal</text:h>
                </text:list-item>
              </text:list>
            </text:list-item>
          </text:list>
        </text:list-item>
      </text:list>
      <text:p text:style-name="Hide_20_text">A short description of the goal for the actual Use case (as stated in the requirement specification document) </text:p>
      <text:p text:style-name="P26">The goal of this use case is to show the signals that the patient generates</text:p>
      <text:list xml:id="list31539588" text:continue-numbering="true" text:style-name="Outline">
        <text:list-item>
          <text:list>
            <text:list-item>
              <text:list>
                <text:list-item>
                  <text:h text:style-name="P78" text:outline-level="3">Use case scenarios</text:h>
                </text:list-item>
              </text:list>
            </text:list-item>
          </text:list>
        </text:list-item>
      </text:list>
      <text:p text:style-name="P11">Main Scenario:</text:p>
      <text:p text:style-name="P13"/>
      <text:list xml:id="list31321660" text:style-name="L3">
        <text:list-item>
          <text:p text:style-name="P67">The display shows patient signals correctly</text:p>
        </text:list-item>
      </text:list>
      <text:p text:style-name="P59">[The patient signals are shown incorrectly]</text:p>
      <text:p text:style-name="P59">[No patient signals are shown]</text:p>
      <text:p text:style-name="P13"/>
      <text:p text:style-name="P11">Extensions:</text:p>
      <text:p text:style-name="P60">[The patient signals are shown incorrectly]</text:p>
      <text:p text:style-name="P13"/>
      <text:p text:style-name="P14"><text:tab/>[No patient signals are shown]</text:p>
      <text:p text:style-name="P29"/>
      <text:p text:style-name="P46"/>
      <text:list xml:id="list31534632" text:continue-list="list31539588" text:style-name="Outline">
        <text:list-item>
          <text:h text:style-name="Heading_20_1" text:outline-level="1"><text:span text:style-name="T11">Logi</text:span><text:span text:style-name="T11">cal View </text:span></text:h>
        </text:list-item>
      </text:list>
      <text:p text:style-name="Hide_20_text"><text:span text:style-name="T2">Mandatory view.</text:span> </text:p>
      <text:p text:style-name="Hide_20_text">A description of the logical view of the architecture.</text:p>
      <text:p text:style-name="Hide_20_text">This section describes the architecturally significant parts of the design model, such as its decomposition into subsystems and packages. and their organization in a layered structure. Describe the most important classes, their organization in packages and subsystems, and the organization of these packages and subsystems into layers.</text:p>
      <text:p text:style-name="Normal_20_Indent"/>
      <text:list xml:id="list31517442" text:continue-numbering="true" text:style-name="Outline">
        <text:list-item>
          <text:list>
            <text:list-item>
              <text:h text:style-name="P73" text:outline-level="2">Overview</text:h>
            </text:list-item>
          </text:list>
        </text:list-item>
      </text:list>
      <text:p text:style-name="P16">At the top level, the system is layered after the five-layered architectural pattern from [5]. The five packages are: Application, UI (user interface), Comm (Communication), HAL (hardware abstraction layer) and VxWorks (operating system).</text:p>
      <text:p text:style-name="P16"/>
      <text:p text:style-name="P16"/>
      <text:p text:style-name="P16"/>
      <text:p text:style-name="Hide_20_text">This subsection describes the overall decomposition of the design model in terms of its package hierarchy and layers and documented on UML class diagrams (showing packages).</text:p>
      <text:p text:style-name="Hide_20_text">If the system has several levels of packages, you should first describe those that are significant at the top level. Include any class diagrams showing significant top-level packages, as well as their interdependencies and layering. <text:s/>Next present any significant packages within these, and so on all the way down to the significant packages at the bottom of the hierarchy. </text:p>
      <text:p text:style-name="Hide_20_text"><text:span text:style-name="T2">UML class diagrams: </text:span>with packages, dependencies and interfaces.</text:p>
      <text:p text:style-name="P30"><draw:frame draw:style-name="fr5" draw:name="grafik7" text:anchor-type="paragraph" svg:x="0.984cm" svg:y="1.027cm" svg:width="13.949cm" svg:height="12.762cm" draw:z-index="2"><draw:image xlink:href="Pictures/2000012E0000559500004FCB100044EB.svm" xlink:type="simple" xlink:show="embed" xlink:actuate="onLoad"/></draw:frame></text:p>
      <text:p text:style-name="P30"/>
      <text:p text:style-name="P27">The application packages can use all the reminding 4 packages. The User interface package can use the OS. The Communication packages can use the OS and HAL. The OS packages ca n only use the HAL. The HAL may not use any other packages.</text:p>
      <text:p text:style-name="P30"/>
      <text:p text:style-name="P30"/>
      <text:list xml:id="list31541591" text:continue-numbering="true" text:style-name="Outline">
        <text:list-item>
          <text:list>
            <text:list-item>
              <text:h text:style-name="P73" text:outline-level="2">Architecturally significant design packages</text:h>
            </text:list-item>
          </text:list>
        </text:list-item>
      </text:list>
      <text:p text:style-name="Hide_20_text">A description of the design packages which have an impact on the architecture.</text:p>
      <text:p text:style-name="P16">Two packages have been found to be significant to the architecture. These are the Discrete and the Continuous.</text:p>
      <text:p text:style-name="P16"/>
      <text:p text:style-name="P16"><text:soft-page-break/><draw:frame draw:style-name="fr2" draw:name="Ramme3" text:anchor-type="as-char" svg:width="15.499cm" draw:z-index="7"><draw:text-box fo:min-height="9.901cm"><text:p text:style-name="Illustration"><draw:frame draw:style-name="fr6" draw:name="grafik2" text:anchor-type="as-char" svg:y="-0.482cm" svg:width="15.499cm" svg:height="11.1cm" draw:z-index="8"><draw:image xlink:href="Pictures/200001190000402F00002DFE0114B3A0.wmf" xlink:type="simple" xlink:show="embed" xlink:actuate="onLoad"/></draw:frame>Illustration <text:sequence text:ref-name="refIllustration2" text:name="Illustration" text:formula="ooow:Illustration+1" style:num-format="1">3</text:sequence>:Two part architectural model</text:p></draw:text-box></draw:frame></text:p>
      <text:p text:style-name="P16"/>
      <text:p text:style-name="P16"/>
      <text:list xml:id="list31545394" text:continue-numbering="true" text:style-name="Outline">
        <text:list-item>
          <text:list>
            <text:list-item>
              <text:list>
                <text:list-item>
                  <text:h text:style-name="P76" text:outline-level="3">Package Discrete </text:h>
                </text:list-item>
              </text:list>
            </text:list-item>
          </text:list>
        </text:list-item>
      </text:list>
      <text:p text:style-name="Hide_20_text"><text:span text:style-name="T2">Mandatory:</text:span> A brief description of the responsibility for package 1.</text:p>
      <text:p text:style-name="Hide_20_text"><text:span text:style-name="T2">Alternative 1:</text:span> A UML class diagram with all significant classes and packages contained within the package. The class diagram may include classes from other packages named as package_name::class_name – this often eases the understanding of the class diagram.</text:p>
      <text:p text:style-name="Hide_20_text">For each class in the package:<text:line-break/><text:tab/>include its name, a brief description of its responsibility, and, optionally a description of some of its <text:line-break/><text:tab/>important operations and attributes. Also describe important associations that are necessary for <text:line-break/><text:tab/>understanding the class diagram. </text:p>
      <text:p text:style-name="Hide_20_text">Describe the package interfaces.</text:p>
      <text:p text:style-name="Hide_20_text"><text:span text:style-name="T2">UML Class diagram</text:span> <text:line-break/><text:tab/>with its decomposition into classes and optionally packages contained within the package.<text:line-break/><text:span text:style-name="T2">UML State Chart:</text:span> <text:line-break/><text:tab/>for classes with a state machine include a UML state chart describing the state machine.<text:line-break/></text:p>
      <text:p text:style-name="Hide_20_text"><text:span text:style-name="T2">Alternative 2:</text:span> describe the complete package in a separate design document and insert a reference here.</text:p>
      <text:p text:style-name="P33"/>
      <text:p text:style-name="Hide_20_text">As previous section.</text:p>
      <text:p text:style-name="P30"><draw:frame draw:style-name="fr7" draw:name="grafik15" text:anchor-type="as-char" svg:width="15.893cm" svg:height="9.43cm" draw:z-index="9"><draw:image xlink:href="Pictures/200002BD00003FAA000025849F22FC84.wmf" xlink:type="simple" xlink:show="embed" xlink:actuate="onLoad"/></draw:frame></text:p>
      <text:p text:style-name="P42"><text:soft-page-break/><text:span text:style-name="T4">LCDView is an observer, as it inherits from the abstract Observer class. Furthermore, the LCDView class is specialized into 5 classes: StartView, SignalView, ConfigView, SelectView og DetailView. (Screenshots can <text:s/>be seen in [</text:span><text:span text:style-name="Internet_20_link"><text:span text:style-name="T13">8]</text:span></text:span><text:span text:style-name="Internet_20_link"><text:span text:style-name="T15">)</text:span></text:span></text:p>
      <text:p text:style-name="P43">The specialized classes are all known to the Subject class, which notifies them, when an object change happens. In this case the concrete subject class is PatientHandler (shown in the class diagram below).</text:p>
      <text:p text:style-name="P43">Each of the specialized classes override the Draw()-method, and they each have the responsibility to draw themselves to the output. Which of the specialized classes is “active” is decided by the GUI class. The GUI class is a control class. It controls which of the classes should have the token to draw to output. The GUI class is an active class, which therefore has its own thread/task. The thread/task has a lower priority than the Main-thread.</text:p>
      <text:p text:style-name="P30"><text:span text:style-name="Internet_20_link"><text:span text:style-name="T15"/></text:span></text:p>
      <text:list xml:id="list31536354" text:continue-numbering="true" text:style-name="Outline">
        <text:list-item>
          <text:list>
            <text:list-item>
              <text:list>
                <text:list-item>
                  <text:h text:style-name="P78" text:outline-level="3">Package Continuous</text:h>
                </text:list-item>
              </text:list>
            </text:list-item>
          </text:list>
        </text:list-item>
      </text:list>
      <text:p text:style-name="P30">The continuous part of the application handles generation of patient signals. The class diagram below shows the architectural significant classes.</text:p>
      <text:p text:style-name="P30"/>
      <text:p text:style-name="P39"><draw:frame draw:style-name="fr7" draw:name="graphics2" text:anchor-type="as-char" svg:width="12.577cm" style:rel-width="79%" svg:height="12.229cm" style:rel-height="50%" draw:z-index="10"><draw:image xlink:href="Pictures/2000020A0000407E00002E4DD31A193D.wmf" xlink:type="simple" xlink:show="embed" xlink:actuate="onLoad"/></draw:frame></text:p>
      <text:p text:style-name="P30"/>
      <text:p text:style-name="P30">Patient (signal records) which contains some ECG values (EcgValue) <text:s/>and Annotation values (AnnotValue) is known by the PatientHandler. The PatientHandler, which is an active class, meaning that it holds its own thread/task, <text:s/>reads signals from the patient with the frequency at which the patient was originally sampled. PatientHandler calculates all the output signal including ECG, pulse and EDR based on the signals and write the outputs to DAC and DigitalOutput.</text:p>
      <text:p text:style-name="P30"><text:soft-page-break/></text:p>
      <text:list xml:id="list31534881" text:continue-numbering="true" text:style-name="Outline">
        <text:list-item>
          <text:list>
            <text:list-item>
              <text:h text:style-name="Heading_20_2" text:outline-level="2"><text:bookmark-start text:name="_Ref464485436"/><text:span text:style-name="T7">Use case</text:span><text:span text:style-name="T7"> realizations</text:span><text:bookmark-end text:name="_Ref464485436"/></text:h>
            </text:list-item>
          </text:list>
        </text:list-item>
      </text:list>
      <text:p text:style-name="Hide_20_text">This section illustrates how the software actually works by describing the realization for the selected Use-case (and Use case scenarios), and explains how the various design model elements contribute to their functionality.</text:p>
      <text:p text:style-name="Hide_20_text"><text:span text:style-name="T2">Reference:</text:span> The corresponding Use cases and scenarios of these realizations should be found in the use-case view in section <text:bookmark-ref text:reference-format="chapter" text:ref-name="_Ref464485662">4</text:bookmark-ref>.</text:p>
      <text:p text:style-name="P30">This section describe how the software works by describing the realization for some selected used cases.</text:p>
      <text:list xml:id="list31542227" text:continue-numbering="true" text:style-name="Outline">
        <text:list-item>
          <text:list>
            <text:list-item>
              <text:list>
                <text:list-item>
                  <text:h text:style-name="P76" text:outline-level="3">Use case “Generate patient simulation signals” realization</text:h>
                </text:list-item>
              </text:list>
            </text:list-item>
          </text:list>
        </text:list-item>
      </text:list>
      <text:p text:style-name="Hide_20_text">A brief description of how Use case 1. is realized in the design with references to the OO/UML model elements. The Use case logic is mapped onto packages and classes in the logical model.</text:p>
      <text:p text:style-name="Hide_20_text"><text:span text:style-name="T2">UML class diagram </text:span>with the<text:span text:style-name="T2"> </text:span>classes used in the<text:span text:style-name="T2"> </text:span>realization of the Use-case 1 scenarios.</text:p>
      <text:p text:style-name="Hide_20_text"><text:span text:style-name="T2">UML interaction diagrams</text:span> (sequence- or collaboration diagrams) showing how the objects interacts to fulfilling one or more of the Use-case 1. scenarios.</text:p>
      <text:p text:style-name="P30"/>
      <text:p text:style-name="P30"><draw:frame draw:style-name="fr2" draw:name="Ramme7" text:anchor-type="as-char" svg:width="15.6cm" draw:z-index="11"><draw:text-box fo:min-height="12.875cm"><text:p text:style-name="Illustration"><draw:frame draw:style-name="fr7" draw:name="grafik4" text:anchor-type="as-char" svg:width="15.6cm" svg:height="12.875cm" draw:z-index="12"><draw:image xlink:href="Pictures/2000016D00003CBF000030BCE9992F45.svm" xlink:type="simple" xlink:show="embed" xlink:actuate="onLoad"/></draw:frame>Illustration <text:sequence text:ref-name="refIllustration3" text:name="Illustration" text:formula="ooow:Illustration+1" style:num-format="1">4</text:sequence>:Sequence diagram for main success scenario for the use case "Generate Patient Simulation Signals"</text:p></draw:text-box></draw:frame></text:p>
      <text:p text:style-name="P30"/>
      <text:p text:style-name="P27">The sequence diagram shows the main success scenario for the use case <text:s/>Generate Patient Simulation Signals. There is a timing constraint of 1/360 second because of the sample rate of 360 Hz.. What happens is that the PatientHandler calls GetECG() and GetAnn() from Patient. PatientHandler then calculates the EDR. It then writes thePulse to the DigitalOutput and the EDR and ECG to the DAC. Finally it calls the Notify-method which notifies the observers attached that a change has occurred. </text:p>
      <text:p text:style-name="P33"/>
      <text:list xml:id="list31514352" text:continue-numbering="true" text:style-name="Outline">
        <text:list-item>
          <text:list>
            <text:list-item>
              <text:list>
                <text:list-item>
                  <text:h text:style-name="P76" text:outline-level="3">Use case “Show Patient signal” realization</text:h>
                </text:list-item>
              </text:list>
            </text:list-item>
          </text:list>
        </text:list-item>
      </text:list>
      <text:p text:style-name="Hide_20_text">As previous section.</text:p>
      <text:p text:style-name="P30"/>
      <text:p text:style-name="P40"><text:soft-page-break/><draw:frame draw:style-name="fr2" draw:name="Ramme6" text:anchor-type="as-char" svg:width="15.499cm" draw:z-index="13"><draw:text-box fo:min-height="14.3cm"><text:p text:style-name="Illustration"><draw:frame draw:style-name="fr3" draw:name="grafik6" text:anchor-type="paragraph" svg:x="0.004cm" svg:y="0.002cm" svg:width="15.499cm" style:rel-width="100%" svg:height="14.3cm" style:rel-height="scale" draw:z-index="14"><draw:image xlink:href="Pictures/200004420000402F00003B39D8E66317.wmf" xlink:type="simple" xlink:show="embed" xlink:actuate="onLoad"/></draw:frame>Illustration <text:sequence text:ref-name="refIllustration4" text:name="Illustration" text:formula="ooow:Illustration+1" style:num-format="1">5</text:sequence>:Sequence diagram for main success scenario for use case "Show Patient Information"</text:p></draw:text-box></draw:frame></text:p>
      <text:p text:style-name="P40"/>
      <text:p text:style-name="P40"/>
      <text:p text:style-name="P40">The sequence diagram shows the main success scenario for the use case “<text:span text:style-name="T7">Show Patient signal</text:span>”. The timing constraints of 0.2 seconds means that the view is updated every 200ms. The loops indicate that they will remain in this state until the the guard is broken, meaning either a “back” or “different view” command is received.</text:p>
      <text:p text:style-name="P40"/>
      <text:list xml:id="list31524823" text:continue-numbering="true" text:style-name="Outline">
        <text:list-item>
          <text:h text:style-name="P71" text:outline-level="1">Process/task View </text:h>
        </text:list-item>
      </text:list>
      <text:p text:style-name="Hide_20_text"><text:span text:style-name="T2">Optional view.</text:span> </text:p>
      <text:p text:style-name="Hide_20_text">A description of the process view of the architecture. Use this view if the system has more than one thread of execution.</text:p>
      <text:p text:style-name="Hide_20_text">This section describes the system's decomposition into lightweight processes (single threads of control) and heavyweight processes (groupings of lightweight processes) and the communication mechanism between these processes.</text:p>
      <text:p text:style-name="P30">This view describe the use of process and threads in PSIMU</text:p>
      <text:list xml:id="list31542676" text:continue-numbering="true" text:style-name="Outline">
        <text:list-item>
          <text:list>
            <text:list-item>
              <text:h text:style-name="P73" text:outline-level="2">Task overview</text:h>
            </text:list-item>
          </text:list>
        </text:list-item>
      </text:list>
      <text:p text:style-name="Hide_20_text"><text:span text:style-name="T2">For large systems:</text:span> organized this view by groups of communicating processes.<text:span text:style-name="T2"> </text:span></text:p>
      <text:p text:style-name="Hide_20_text"><text:span text:style-name="T2">UML Class diagram</text:span> as a process/task diagram with active classes and passive classes of type monitor.</text:p>
      <text:p text:style-name="P36"><text:soft-page-break/><draw:frame draw:style-name="fr2" draw:name="Ramme8" text:anchor-type="as-char" svg:width="5.786cm" draw:z-index="15"><draw:text-box fo:min-height="12.136cm"><text:p text:style-name="Illustration"><draw:frame draw:style-name="fr8" draw:name="grafik20" text:anchor-type="paragraph" svg:y="0.002cm" svg:width="5.786cm" style:rel-width="100%" svg:height="12.136cm" style:rel-height="scale" draw:z-index="16"><draw:image xlink:href="Pictures/200000B80000169B00002F685CA98D06.svm" xlink:type="simple" xlink:show="embed" xlink:actuate="onLoad"/></draw:frame>Illustration <text:sequence text:ref-name="refIllustration5" text:name="Illustration" text:formula="ooow:Illustration+1" style:num-format="1">6</text:sequence>:Task diagram</text:p></draw:text-box></draw:frame></text:p>
      <text:list xml:id="list31540819" text:continue-numbering="true" text:style-name="Outline">
        <text:list-item>
          <text:list>
            <text:list-item>
              <text:h text:style-name="P73" text:outline-level="2">Task implementation</text:h>
            </text:list-item>
          </text:list>
        </text:list-item>
      </text:list>
      <text:p text:style-name="Hide_20_text"><text:span text:style-name="T4">This section describes the </text:span><text:span text:style-name="T4">operating system interface used in the implementation of processes/tasks and process communication. This section can specify the interface for a process/task framework (or wrapper façade classes). </text:span></text:p>
      <text:p text:style-name="P52">An alternative is to insert a reference to the framework interface specification document.</text:p>
      <text:p text:style-name="P52">If an operating system API is used, without wrapping, a reference to this API documentation is inserted here.</text:p>
      <text:p text:style-name="P31">Active classes in VxWorks are implemented as task. The PSIMU consists of two tasks, which maps nicely to the two part view. The TaskGUI runs the discrete the part and the TaskPatientHandler runs the continuous part. The TaskPatientHandler must have a higher priority than TaskGUI and must be able to pre-empt the TaskGUI to guarantee the correctness of the signal generation. A RMA (Rate Monotonic Analysis ) should be made to guarantee that the system can be scheduled. </text:p>
      <text:list xml:id="list31530154" text:continue-numbering="true" text:style-name="Outline">
        <text:list-item>
          <text:list>
            <text:list-item>
              <text:h text:style-name="P73" text:outline-level="2">Task communication and synchronization</text:h>
            </text:list-item>
          </text:list>
        </text:list-item>
      </text:list>
      <text:p text:style-name="Hide_20_text">Describe the main modes of communication between processes, such as message passing, interrupts, monitors and rendezvous. </text:p>
      <text:p text:style-name="P30">In the PSIMU there is only one task group made. This group consists of the two task shown <text:s/>in the task overview.</text:p>
      <text:list xml:id="list31538337" text:continue-numbering="true" text:style-name="Outline">
        <text:list-item>
          <text:list>
            <text:list-item>
              <text:list>
                <text:list-item>
                  <text:h text:style-name="P76" text:outline-level="3">Task communication in the group</text:h>
                </text:list-item>
              </text:list>
            </text:list-item>
          </text:list>
        </text:list-item>
      </text:list>
      <text:p text:style-name="Hide_20_text">This section describes the processes in group 1. The interactions between the processes are shown on <text:s/>collaboration- or sequence diagrams, in which the objects are active objects with their own threads of control. <text:line-break/><text:span text:style-name="T2">UML class diagram</text:span> as a process/task diagram with active objects (processes/tasks) and passive classes of type monitor.<text:line-break/><text:span text:style-name="T2">UML collaboration diagram</text:span> with active objects and monitors (if used) <text:line-break/>or alternatively an <text:line-break/><text:span text:style-name="T2">UML sequence diagram</text:span> with active objects and monitors (if used).</text:p>
      <text:p text:style-name="P30">The communication between the tasks TaskGUI and TaskPatientHandler is synchronized/protected by the PatientHandler class. <text:s/></text:p>
      <text:list xml:id="list31524279" text:continue-numbering="true" text:style-name="Outline">
        <text:list-item>
          <text:list>
            <text:list-item>
              <text:list>
                <text:list-item>
                  <text:h text:style-name="P76" text:outline-level="3">Task GUI description</text:h>
                </text:list-item>
              </text:list>
            </text:list-item>
          </text:list>
        </text:list-item>
      </text:list>
      <text:p text:style-name="Hide_20_text">A brief description of behavior, lifetime and communication characteristics.<text:span text:style-name="Strong_20_Emphasis"><text:span text:style-name="T10"> </text:span></text:span></text:p>
      <text:p text:style-name="P30">The TaskGUI runs all the discrete part of the system. This includes user interaction and system configuration and communication. The task must respond to user event within 200 ms to give a good user experience. </text:p>
      <text:list xml:id="list31537583" text:continue-numbering="true" text:style-name="Outline">
        <text:list-item>
          <text:list>
            <text:list-item>
              <text:list>
                <text:list-item>
                  <text:h text:style-name="P76" text:outline-level="3">Task PatientHandler description</text:h>
                </text:list-item>
              </text:list>
            </text:list-item>
          </text:list>
        </text:list-item>
      </text:list>
      <text:p text:style-name="Hide_20_text">As previous section.</text:p>
      <text:p text:style-name="P33">The TaskPatientHandler runs all the continuous part of the system. Eg. Signal generation and writing signal to the outputs. </text:p>
      <text:p text:style-name="P33"><text:soft-page-break/></text:p>
      <text:p text:style-name="P33">TaskPatientHandler must run at the the highest priority in the system to make sure that the signal generation is correct. The TaskPatientHandler must run with a frequency equal to the sampling frequency of the signal generating. The sampling frequency for the chosen signals is 360 [Hz]. <text:s text:c="4"/></text:p>
      <text:p text:style-name="P33"/>
      <text:list xml:id="list31527307" text:continue-numbering="true" text:style-name="Outline">
        <text:list-item>
          <text:h text:style-name="P71" text:outline-level="1">Deployment View </text:h>
        </text:list-item>
      </text:list>
      <text:p text:style-name="P31">This chapter describes which hardware is used in the system, <text:s/>and how it is connected.</text:p>
      <text:p text:style-name="P31"/>
      <text:list xml:id="list31525471" text:continue-numbering="true" text:style-name="Outline">
        <text:list-item>
          <text:list>
            <text:list-item>
              <text:h text:style-name="Heading_20_2" text:outline-level="2"><text:span text:style-name="T7">S</text:span><text:span text:style-name="T7">ystem configurations overview</text:span></text:h>
            </text:list-item>
          </text:list>
        </text:list-item>
      </text:list>
      <text:p text:style-name="Hide_20_text">If there are many possible physical configurations, just describe a typical one and then explain the general mapping rules to follow in defining others. </text:p>
      <text:p text:style-name="P39"><draw:frame draw:style-name="fr7" draw:name="graphics14" text:anchor-type="as-char" svg:width="13.531cm" style:rel-width="85%" svg:height="4.891cm" style:rel-height="20%" draw:z-index="17"><draw:image xlink:href="Pictures/200001D900003FFA000010A4165B1F23.wmf" xlink:type="simple" xlink:show="embed" xlink:actuate="onLoad"/></draw:frame></text:p>
      <text:p text:style-name="P30"/>
      <text:p text:style-name="P30">The PSIMU application runs on top of a VxWorks operating system on an Intel Pentium CPU based computer. A keyboard and a display is connected to the computer. DAC is used to generate the analogue output signals, and the DigitalOutput for generating the digital output signal.. <text:s/>The UART is used for receiving information from the IPUMP. For future development an Ethernet network is shown so the system can communicate with a remote client. </text:p>
      <text:p text:style-name="Normal_20_Indent"/>
      <text:list xml:id="list31542180" text:continue-numbering="true" text:style-name="Outline">
        <text:list-item>
          <text:list>
            <text:list-item>
              <text:h text:style-name="Heading_20_2" text:outline-level="2"><text:span text:style-name="T7">System</text:span><text:span text:style-name="T7"> configurations</text:span></text:h>
            </text:list-item>
          </text:list>
        </text:list-item>
      </text:list>
      <text:p text:style-name="Hide_20_text">Describe the different possible or typical system configurations. One of these could be a description of system configurations for performing software tests and simulations<text:span text:style-name="Strong_20_Emphasis"><text:span text:style-name="T10">. </text:span></text:span></text:p>
      <text:p text:style-name="P30">The system have two different configurations: one for simulation on a PC and one for the SBC target.</text:p>
      <text:list xml:id="list31538651" text:continue-numbering="true" text:style-name="Outline">
        <text:list-item>
          <text:list>
            <text:list-item>
              <text:list>
                <text:list-item>
                  <text:h text:style-name="P76" text:outline-level="3">Configuration Simulation</text:h>
                </text:list-item>
              </text:list>
            </text:list-item>
          </text:list>
        </text:list-item>
      </text:list>
      <text:p text:style-name="Hide_20_text">Show the configuration with a UML deployment diagram illustrating the nodes in the configuration and their communication, followed by a mapping of processes to each processor node. </text:p>
      <text:p text:style-name="Hide_20_text"><text:span text:style-name="T2">UML deployment diagram</text:span> showing nodes and communication stereotypes in configuration 1.</text:p>
      <text:p text:style-name="Hide_20_text"><text:span text:style-name="T2">Optional: UML interaction diagram</text:span> showing the interactions between the nodes in the actual configuration.<text:span text:style-name="T4"> </text:span></text:p>
      <text:p text:style-name="P31">The Simulator is part of the WindRiver Workbench Integrated Development Environment. It is also configured from the workbench. </text:p>
      <text:list xml:id="list31545783" text:continue-numbering="true" text:style-name="Outline">
        <text:list-item>
          <text:list>
            <text:list-item>
              <text:list>
                <text:list-item>
                  <text:h text:style-name="P76" text:outline-level="3">Configuration SBC</text:h>
                </text:list-item>
              </text:list>
            </text:list-item>
          </text:list>
        </text:list-item>
      </text:list>
      <text:p text:style-name="P16">This configuration is for building the system for the SBC. The SBC is the target platform for the PSIMU.</text:p>
      <text:p text:style-name="Hide_20_text">As previous section.</text:p>
      <text:p text:style-name="P30"/>
      <text:list xml:id="list31535440" text:continue-numbering="true" text:style-name="Outline">
        <text:list-item>
          <text:list>
            <text:list-item>
              <text:h text:style-name="P73" text:outline-level="2">Node descriptions</text:h>
            </text:list-item>
          </text:list>
        </text:list-item>
      </text:list>
      <text:p text:style-name="P54">A short description of each node represented on the deployment diagrams for the different configurations.</text:p>
      <text:p text:style-name="P30">Below, each node is described:</text:p>
      <text:list xml:id="list31514861" text:continue-numbering="true" text:style-name="Outline">
        <text:list-item>
          <text:list>
            <text:list-item>
              <text:list>
                <text:list-item>
                  <text:h text:style-name="P76" text:outline-level="3">Node SBC description</text:h>
                </text:list-item>
              </text:list>
            </text:list-item>
          </text:list>
        </text:list-item>
      </text:list>
      <text:p text:style-name="P54"><text:span text:style-name="T4">A short description of node 1 – a processor or a hardware unit</text:span><text:span text:style-name="T4">. </text:span></text:p>
      <text:p text:style-name="P54"><text:span text:style-name="T4">A processor is described by key data e.g. <text:s/>CPU type, clock frequency, memory (RAM, ROM)</text:span> etc.</text:p>
      <text:p text:style-name="P54"><text:span text:style-name="T4">For HW </text:span><text:span text:style-name="T4">nodes insert a reference to the documentation of the Hardware unit.</text:span></text:p>
      <text:p text:style-name="P31">SBC is single board computer which is used as target for the PSIMU system. More information about the SBC can be found here [10].</text:p>
      <text:p text:style-name="P31"/>
      <text:list xml:id="list31541004" text:continue-numbering="true" text:style-name="Outline">
        <text:list-item>
          <text:list>
            <text:list-item>
              <text:list>
                <text:list-item>
                  <text:h text:style-name="P76" text:outline-level="3"><text:soft-page-break/>Node Client description</text:h>
                </text:list-item>
              </text:list>
            </text:list-item>
          </text:list>
        </text:list-item>
      </text:list>
      <text:p text:style-name="Hide_20_text">As previous section.</text:p>
      <text:p text:style-name="P30">The client is not specified yet, but it is likely that in the future it should be possible to control the PSIMU from a remote client. The client will probably be a PC connected to the network.</text:p>
      <text:list xml:id="list31534393" text:continue-numbering="true" text:style-name="Outline">
        <text:list-item>
          <text:list>
            <text:list-item>
              <text:list>
                <text:list-item>
                  <text:h text:style-name="P76" text:outline-level="3">Node Network description</text:h>
                </text:list-item>
              </text:list>
            </text:list-item>
          </text:list>
        </text:list-item>
      </text:list>
      <text:p text:style-name="P16">The network the SBC is connected to via Ethernet.</text:p>
      <text:list xml:id="list31525571" text:continue-numbering="true" text:style-name="Outline">
        <text:list-item>
          <text:list>
            <text:list-item>
              <text:list>
                <text:list-item>
                  <text:h text:style-name="P76" text:outline-level="3">Node DAC description</text:h>
                </text:list-item>
              </text:list>
            </text:list-item>
          </text:list>
        </text:list-item>
      </text:list>
      <text:p text:style-name="P16">The digital to analog converter which is used to generate some of the patient signal.</text:p>
      <text:list xml:id="list31519971" text:continue-numbering="true" text:style-name="Outline">
        <text:list-item>
          <text:list>
            <text:list-item>
              <text:list>
                <text:list-item>
                  <text:h text:style-name="P76" text:outline-level="3">Node UART description</text:h>
                </text:list-item>
              </text:list>
            </text:list-item>
          </text:list>
        </text:list-item>
      </text:list>
      <text:p text:style-name="P16">The UART used to receive signal from the IPUMP</text:p>
      <text:list xml:id="list31544692" text:continue-numbering="true" text:style-name="Outline">
        <text:list-item>
          <text:list>
            <text:list-item>
              <text:list>
                <text:list-item>
                  <text:h text:style-name="P76" text:outline-level="3">Node LCD touchscreen description</text:h>
                </text:list-item>
              </text:list>
            </text:list-item>
          </text:list>
        </text:list-item>
      </text:list>
      <text:p text:style-name="P27">The screen on PSIMU is a touchscreen and all user interaction is going though the touchscreen. </text:p>
      <text:list xml:id="list31531363" text:continue-numbering="true" text:style-name="Outline">
        <text:list-item>
          <text:h text:style-name="P71" text:outline-level="1">Implementation View </text:h>
        </text:list-item>
      </text:list>
      <text:p text:style-name="Standard">This view handles the implementation perspectives which has not been handled in the logical view.</text:p>
      <text:list xml:id="list31544675" text:continue-numbering="true" text:style-name="Outline">
        <text:list-item>
          <text:list>
            <text:list-item>
              <text:h text:style-name="P73" text:outline-level="2">Overview</text:h>
            </text:list-item>
          </text:list>
        </text:list-item>
      </text:list>
      <text:p text:style-name="P19"><draw:frame draw:style-name="fr2" draw:name="Ramme4" text:anchor-type="as-char" svg:width="15.275cm" draw:z-index="5"><draw:text-box fo:min-height="10.426cm"><text:p text:style-name="Illustration"><draw:frame draw:style-name="fr3" draw:name="grafik21" text:anchor-type="paragraph" svg:x="0.004cm" svg:y="0.002cm" svg:width="15.275cm" style:rel-width="100%" svg:height="10.426cm" style:rel-height="scale" draw:z-index="6"><draw:image xlink:href="Pictures/2000007900003FFA00002834059AF870.wmf" xlink:type="simple" xlink:show="embed" xlink:actuate="onLoad"/></draw:frame>Illustration <text:sequence text:ref-name="refIllustration6" text:name="Illustration" text:formula="ooow:Illustration+1" style:num-format="1">7</text:sequence>:Component diagram</text:p></draw:text-box></draw:frame></text:p>
      <text:p text:style-name="Standard"/>
      <text:p text:style-name="Standard">The system consists of 3 components. PSIMU application depends on SBCKernel or Simulator.</text:p>
      <text:list xml:id="list31526892" text:continue-numbering="true" text:style-name="Outline">
        <text:list-item>
          <text:list>
            <text:list-item>
              <text:h text:style-name="Heading_20_2" text:outline-level="2"><text:span text:style-name="T7">C</text:span><text:span text:style-name="T7">omponent descriptions</text:span></text:h>
            </text:list-item>
          </text:list>
        </text:list-item>
      </text:list>
      <text:p text:style-name="Hide_20_text">This section describes each of the components shown on the overview diagram. <text:s/></text:p>
      <text:p text:style-name="P30">This section describes each of the components shown on the overview diagram.</text:p>
      <text:list xml:id="list31539967" text:continue-numbering="true" text:style-name="Outline">
        <text:list-item>
          <text:list>
            <text:list-item>
              <text:list>
                <text:list-item>
                  <text:h text:style-name="P78" text:outline-level="3"><text:soft-page-break/>Component PSIMU</text:h>
                </text:list-item>
              </text:list>
            </text:list-item>
          </text:list>
        </text:list-item>
      </text:list>
      <text:p text:style-name="Hide_20_text"><text:span text:style-name="T2">Mandatory:</text:span> insert a short description of the responsibility for component 1.</text:p>
      <text:p text:style-name="Hide_20_text"><text:span text:style-name="T5">Alternative 1: </text:span><text:span text:style-name="T4">Describe the component and show its part components on a component diagram. </text:span></text:p>
      <text:p text:style-name="Hide_20_text"><text:span text:style-name="T5">UML component diagram </text:span><text:span text:style-name="T4">with part components and their dependencies (e.g. an executable components and its source files).</text:span></text:p>
      <text:p text:style-name="Hide_20_text"><text:span text:style-name="T5">Alternative 2:</text:span><text:span text:style-name="T4"> Insert a reference to an external component documentation.</text:span></text:p>
      <text:p text:style-name="P31">This component contains the PSIMU application. The component is a downloadable kernel module which gives it access to the hardware.</text:p>
      <text:list xml:id="list31526727" text:continue-numbering="true" text:style-name="Outline">
        <text:list-item>
          <text:list>
            <text:list-item>
              <text:list>
                <text:list-item>
                  <text:h text:style-name="P76" text:outline-level="3">Component Simulator</text:h>
                </text:list-item>
              </text:list>
            </text:list-item>
          </text:list>
        </text:list-item>
      </text:list>
      <text:p text:style-name="P31">The simulator is a component that makes possible to run the application written for VxWorks on a PC. </text:p>
      <text:list xml:id="list31527319" text:continue-numbering="true" text:style-name="Outline">
        <text:list-item>
          <text:list>
            <text:list-item>
              <text:list>
                <text:list-item>
                  <text:h text:style-name="P76" text:outline-level="3">Component Kernel for SBC</text:h>
                </text:list-item>
              </text:list>
            </text:list-item>
          </text:list>
        </text:list-item>
      </text:list>
      <text:p text:style-name="Hide_20_text">As previous section.</text:p>
      <text:p text:style-name="P33">This is the kernel image for the SBC which must be downloaded with a boot-loader. But then is in there that PSIMU application can be downloaded to the kernel and it can be executed.</text:p>
      <text:p text:style-name="P33"/>
      <text:list xml:id="list31542810" text:continue-numbering="true" text:style-name="Outline">
        <text:list-item>
          <text:h text:style-name="P71" text:outline-level="1">design decisions</text:h>
        </text:list-item>
      </text:list>
      <text:p text:style-name="Hide_20_text">This section describes the general design decision taken in the architecture design phase and mandatory design constraints given in the requirement specification or as a part of a company standard.</text:p>
      <text:p text:style-name="P30">This section describes the general design decisions taken in the architecture design phase and mandatory design constraints given in the requirement specification or as a part of a company standard.</text:p>
      <text:list xml:id="list31531880" text:continue-numbering="true" text:style-name="Outline">
        <text:list-item>
          <text:list>
            <text:list-item>
              <text:h text:style-name="Heading_20_2" text:outline-level="2"><text:span text:style-name="T7">Architectural goals and constraints</text:span><text:span text:style-name="T7"> </text:span></text:h>
            </text:list-item>
          </text:list>
        </text:list-item>
      </text:list>
      <text:p text:style-name="Hide_20_text">This section describes the non-functional software requirements and objectives that have some significant impact on the architecture e.g. use of an off-the-shelf product, portability, distribution, and reuse. </text:p>
      <text:p text:style-name="Hide_20_text">It also captures the special constraints that may apply e.g. design and implementation strategy, development tools, team structure, schedule, legacy code, and so on. </text:p>
      <text:p text:style-name="P30">Architectural goals are the following:</text:p>
      <text:list xml:id="list31305602" text:style-name="L4">
        <text:list-item>
          <text:p text:style-name="P79">Portability</text:p>
        </text:list-item>
        <text:list-item>
          <text:p text:style-name="P79">Extendability</text:p>
        </text:list-item>
        <text:list-item>
          <text:p text:style-name="P79">Maintainability</text:p>
        </text:list-item>
        <text:list-item>
          <text:p text:style-name="P79">Correctness</text:p>
          <text:p text:style-name="P79"/>
        </text:list-item>
      </text:list>
      <text:p text:style-name="P30">Portability is important because the current system is only a prototype so it must be moved to the other platform: the actual system.</text:p>
      <text:p text:style-name="P30"/>
      <text:p text:style-name="P30">Extendability is important because it is expected that the system should be controllable from a remote client in the future.</text:p>
      <text:p text:style-name="P30"/>
      <text:p text:style-name="P30">Maintainable is important because the development of the system is not finished with this project (it is a prototype), so it should be easy for new developers to continue the work.</text:p>
      <text:p text:style-name="P30"/>
      <text:p text:style-name="P30">Correctness is important because the simulator is used to test other systems and personal, and if the signals are not generated correct then the tests are worthless.</text:p>
      <text:p text:style-name="P30"/>
      <text:p text:style-name="P30">Architectural constraints</text:p>
      <text:list xml:id="list31307425" text:style-name="L5">
        <text:list-item>
          <text:p text:style-name="P80">OS: VxWorks</text:p>
        </text:list-item>
        <text:list-item>
          <text:p text:style-name="P80">HW: SBC</text:p>
        </text:list-item>
      </text:list>
      <text:p text:style-name="P30">The system should be using the VxWorks RTOS because the company already have a contract with WindRiver.</text:p>
      <text:p text:style-name="P30"/>
      <text:list xml:id="list31540079" text:continue-list="list31531880" text:style-name="Outline">
        <text:list-item>
          <text:list>
            <text:list-item>
              <text:h text:style-name="Heading_20_2" text:outline-level="2"><text:span text:style-name="T7">Ar</text:span><text:span text:style-name="T7">chitectural patterns</text:span></text:h>
            </text:list-item>
          </text:list>
        </text:list-item>
      </text:list>
      <text:p text:style-name="Hide_20_text">This section list the standard architectural patterns used in the project and a reference to the original source.</text:p>
      <text:p text:style-name="P31">This section lists the standard architectural patterns used in the PSIMU:</text:p>
      <text:p text:style-name="P31"/>
      <text:p text:style-name="P31">The Five-layer architecture pattern that is used in the PSIMU is described in <text:span text:style-name="Internet_20_link"><text:span text:style-name="T13">[5]. This architecture is useful for structuring many embedded systems. It is a implementation of the more general layered pattern which helps especially portability.</text:span></text:span></text:p>
      <text:p text:style-name="P31"/>
      <text:p text:style-name="P31"><text:soft-page-break/>The second architectural pattern used is the Two-part view which is described here [9]. This architectural pattern splits the system into a discrete and a continuous part. The discrete part handles all user interface and other event based things. The continuous part handles the process control part.</text:p>
      <text:p text:style-name="P31"/>
      <text:p text:style-name="P31">MVC [11] has been used use to separate model, control and view parts seen from an implementation point of view. To ensure portability and maintainable the implementation of the tree things must conform to MVC. </text:p>
      <text:p text:style-name="P31"/>
      <text:p text:style-name="P31">The MVC and two part architectural model supplement each another nicely. The MVC concerns the functionality and the two part architectural model concerns run-time behaviour. The model of MVC and the continuous part of two part architectural model contains the same functionality. The view and control parts of MVC and the discrete part of the two part architectural model as well contain the same functionality.</text:p>
      <text:p text:style-name="P31"/>
      <text:list xml:id="list31523385" text:continue-numbering="true" text:style-name="Outline">
        <text:list-item>
          <text:list>
            <text:list-item>
              <text:h text:style-name="P73" text:outline-level="2">General user interface design rules</text:h>
            </text:list-item>
          </text:list>
        </text:list-item>
      </text:list>
      <text:p text:style-name="Hide_20_text">This section describes the general rules and principles for designing the user interface part of the system. This could also be a reference to an external document.</text:p>
      <text:p text:style-name="Standard">The principle behind the GUI of the application is that it is supposed to be as simple and well arranged <text:s/>as possible. This means that the user always, as a maximum, has 2 choices. Either he/she can move to next ”screen” or go back to the previous. For a detailed description look at ref. [7]: ”mmi-interface”.</text:p>
      <text:list xml:id="list31534378" text:continue-numbering="true" text:style-name="Outline">
        <text:list-item>
          <text:list>
            <text:list-item>
              <text:h text:style-name="Heading_20_2" text:outline-level="2"><text:span text:style-name="T7">Implement</text:span><text:span text:style-name="T7">ation languages and tools</text:span></text:h>
            </text:list-item>
          </text:list>
        </text:list-item>
      </text:list>
      <text:p text:style-name="Hide_20_text">This section list the chosen implementation language and tools with version numbers.</text:p>
      <text:list xml:id="list31326735" text:style-name="L6">
        <text:list-item>
          <text:p text:style-name="P81">C++ including STL (Standard Template Library)</text:p>
        </text:list-item>
        <text:list-item>
          <text:p text:style-name="P81">Wind River workbench 2.5</text:p>
        </text:list-item>
      </text:list>
      <text:list xml:id="list31517337" text:continue-list="list31534378" text:style-name="Outline">
        <text:list-item>
          <text:list>
            <text:list-item>
              <text:h text:style-name="Heading_20_2" text:outline-level="2"><text:span text:style-name="T7">Implement</text:span><text:span text:style-name="T7">ation libraries</text:span></text:h>
            </text:list-item>
          </text:list>
        </text:list-item>
      </text:list>
      <text:p text:style-name="Hide_20_text">This section list the chosen implementation libraries with references and version numbers.</text:p>
      <text:p text:style-name="Normal_20_Indent">WRML (Windriver Media Library 4.2)</text:p>
      <text:p text:style-name="Normal_20_Indent"/>
      <text:list xml:id="list31546102" text:continue-numbering="true" text:style-name="Outline">
        <text:list-item>
          <text:h text:style-name="Heading_20_1" text:outline-level="1"><text:span text:style-name="T11">S</text:span><text:span text:style-name="T11">IZE and performance </text:span></text:h>
        </text:list-item>
      </text:list>
      <text:p text:style-name="Hide_20_text">A description of the major dimensioning characteristics of the software that impact the architecture, as well as the target performance constraints.</text:p>
      <text:p text:style-name="Hide_20_text">In this section, list the critical size and performance dimensions of the project that shape the architecture. </text:p>
      <text:p text:style-name="Hide_20_text">The information presented may include: </text:p>
      <text:list xml:id="list31333728" text:style-name="WW8Num20">
        <text:list-item>
          <text:p text:style-name="P84">The number of key elements the system will have to handle (such as the number of concurrent flights for an air traffic control system, the number of concurrent phone calls for a telecom switch, the number of concurrent online users for an airline reservation system, etc.). </text:p>
        </text:list-item>
      </text:list>
      <text:list xml:id="list31324771" text:style-name="WW8Num21">
        <text:list-item>
          <text:p text:style-name="P85">The key performance measures of the system, such as average response time for key events; average, maximum and minimum throughput rates, etc. </text:p>
        </text:list-item>
      </text:list>
      <text:list xml:id="list31307888" text:style-name="WW8Num15">
        <text:list-item>
          <text:p text:style-name="P86">The footprint (in terms of disk and memory) of the executables - essential if the system is an embedded system which must live within extremely confining constraints. </text:p>
        </text:list-item>
      </text:list>
      <text:p text:style-name="Hide_20_text">Most of these qualities are captured as requirements; they are presented here because they shape the architecture in significant ways and warrant special focus. For each requirement, discuss how the architecture supports this requirement.</text:p>
      <text:p text:style-name="Standard">A maximum of 3 patient signals are shown concurrently.</text:p>
      <text:p text:style-name="Standard">The 3 signals are: ECG, EDR and Pulse. </text:p>
      <text:p text:style-name="Standard">The ECG and Pulse signals come from the signal database whereas the EDR is calculated from these two signals. </text:p>
      <text:p text:style-name="Standard"/>
      <text:p text:style-name="Standard">As described in the Use Case Realization chapter in the sequence diagrams there are some timing constraints. The system has to convert ECG and EDR to analogue signals via the DAC. This has a constraint of 1/360 seconds <text:s/>(2,77 ms). This means that the signal generation has to be over with before 1/360 second has passed. </text:p>
      <text:p text:style-name="Standard"/>
      <text:p text:style-name="Standard">The display also has some timing constraints. It has to be updated once every 200ms. <text:s/></text:p>
      <text:p text:style-name="Standard"/>
      <text:p text:style-name="Standard">With the current system there is no possibility of having more than one user. This will change in the future when a remote operator is introduced to the system, and more PSIMU systems are present. </text:p>
      <text:p text:style-name="Standard"/>
      <text:list xml:id="list31532435" text:continue-list="list31546102" text:style-name="Outline">
        <text:list-item>
          <text:h text:style-name="Heading_20_1" text:outline-level="1"><text:span text:style-name="T11">Quality</text:span><text:span text:style-name="T11"> </text:span></text:h>
        </text:list-item>
      </text:list>
      <text:p text:style-name="Hide_20_text">A description of how the software architecture contributes to other non-functional capabilities of the system: extensibility, reliability, portability, and so on.</text:p>
      <text:p text:style-name="Hide_20_text">In this section, list the key quality dimensions of the system that shape the architecture. The information presented may include: </text:p>
      <text:list xml:id="list31327953" text:style-name="WW8Num19">
        <text:list-item>
          <text:p text:style-name="P87">Operating performance requirements, such as mean-time between failure<text:span text:style-name="T2"> </text:span>(MTBF). </text:p>
        </text:list-item>
      </text:list>
      <text:list xml:id="list31332111" text:style-name="WW8Num8">
        <text:list-item>
          <text:p text:style-name="P88">Quality targets, such as "no unscheduled down-time" </text:p>
        </text:list-item>
      </text:list>
      <text:list xml:id="list31314405" text:style-name="WW8Num5">
        <text:list-item>
          <text:p text:style-name="P89">Extensibility targets, such as "the software will be upgradeable while the system is running". </text:p>
        </text:list-item>
      </text:list>
      <text:list xml:id="list31314607" text:style-name="WW8Num12">
        <text:list-item>
          <text:p text:style-name="P90">Portability targets, such as hardware platforms, operating systems, languages. </text:p>
        </text:list-item>
      </text:list>
      <text:p text:style-name="Hide_20_text">For each dimension, discuss how the architecture supports this requirement. </text:p>
      <text:p text:style-name="Hide_20_text">You can organize the section by the different views (logical, implementation, and so on), or by quality. </text:p>
      <text:p text:style-name="P30">In section “<text:span text:style-name="T7">Architectural goals” we stated that the architectural goals were portability, </text:span><text:soft-page-break/><text:span text:style-name="T7">extendability, maintainability and correctness. In this section we discuss <text:s/>how these qualities are meet. The section is organized to the different qualities.</text:span></text:p>
      <text:list xml:id="list31519126" text:continue-list="list31532435" text:style-name="Outline">
        <text:list-item>
          <text:list>
            <text:list-item>
              <text:h text:style-name="Heading_20_2" text:outline-level="2">Portability</text:h>
            </text:list-item>
          </text:list>
        </text:list-item>
      </text:list>
      <text:p text:style-name="Standard">The five layer architecture helps keeping the system portable. The five layers are restricted to which dependencies they may have. This makes it easier to replace one or more of them. </text:p>
      <text:p text:style-name="Standard"/>
      <text:p text:style-name="Standard">The HAL layer ensure that the application does not access the hardware directly which makes it easier to change the hardware because it does not affect the application.</text:p>
      <text:p text:style-name="Standard"/>
      <text:p text:style-name="Standard">All communication protocols are put in the communication layer which makes possible to change the protocol to IPUMP and the Remote control client without affecting the application. </text:p>
      <text:p text:style-name="Standard"/>
      <text:list xml:id="list31542584" text:continue-numbering="true" text:style-name="Outline">
        <text:list-item>
          <text:list>
            <text:list-item>
              <text:h text:style-name="P74" text:outline-level="2">Extendability</text:h>
            </text:list-item>
          </text:list>
        </text:list-item>
      </text:list>
      <text:p text:style-name="Standard">The use of the observer pattern between the user interface and the model make it easy to extent the system with a remote controlled user interface. This new interface will be able to connect to the model and receive updates as the current user interface and it will be able to send event to the model.</text:p>
      <text:list xml:id="list31519169" text:continue-numbering="true" text:style-name="Outline">
        <text:list-item>
          <text:list>
            <text:list-item>
              <text:h text:style-name="P74" text:outline-level="2">Maintainability</text:h>
            </text:list-item>
          </text:list>
        </text:list-item>
      </text:list>
      <text:p text:style-name="Standard">To make the code maintainable all the code is formatted and indents in the same way. Using <text:s/>a consistent formatting and indention makes the code easier to read. To ensure the consistency the tool “astyle” has been used. Astyle can format and indent the source code to a specified style.</text:p>
      <text:p text:style-name="Standard"/>
      <text:p text:style-name="Standard">The source is documented using doxygen style comments. The benefits of using doxygen style comments are two fold. Doxygen can check all function and class are documented. It can even check if all parameters are documented. Apart from the checks, doxygen also can extract the documentation and put it into different formats eg. HTML, XML, latex, RTF. We have used doxygen to generate HTML output which is an easier way into the source code.</text:p>
      <text:p text:style-name="Standard"/>
      <text:list xml:id="list31537801" text:continue-numbering="true" text:style-name="Outline">
        <text:list-item>
          <text:list>
            <text:list-item>
              <text:h text:style-name="P74" text:outline-level="2">Correctness</text:h>
            </text:list-item>
          </text:list>
        </text:list-item>
      </text:list>
      <text:p text:style-name="Standard">Correct generation of the patient signal is handled by the process view. Where it is stated that the PatientHandler thread/task must be at the highest priority in the system. This ensure that the handling of user interface is not interfering with the generation of the signals.</text:p>
      <text:p text:style-name="P22"/>
      <text:list xml:id="list31516410" text:continue-numbering="true" text:style-name="Outline">
        <text:list-item>
          <text:h text:style-name="Heading_20_1" text:outline-level="1"><text:span text:style-name="T11">Compilation</text:span><text:span text:style-name="T11"> AND LINKING</text:span></text:h>
        </text:list-item>
      </text:list>
      <text:p text:style-name="P52">This section describes the process of compiling and linking a program.</text:p>
      <text:p text:style-name="P31"/>
      <text:list xml:id="list31526776" text:continue-numbering="true" text:style-name="Outline">
        <text:list-item>
          <text:list>
            <text:list-item>
              <text:h text:style-name="Heading_20_2" text:outline-level="2"><text:span text:style-name="T7">Compilation</text:span><text:span text:style-name="T7">-hardware</text:span></text:h>
            </text:list-item>
          </text:list>
        </text:list-item>
      </text:list>
      <text:p text:style-name="Hide_20_text">Describe the compilation machine.</text:p>
      <text:p text:style-name="P35">A Dell PC model Optiflex 170L has <text:span text:style-name="T9">been</text:span> <text:span text:style-name="T9">used</text:span> for <text:span text:style-name="T9">this</text:span> <text:span text:style-name="T9">process.</text:span> </text:p>
      <text:list xml:id="list31524351" text:continue-numbering="true" text:style-name="Outline">
        <text:list-item>
          <text:list>
            <text:list-item>
              <text:h text:style-name="Heading_20_2" text:outline-level="2"><text:span text:style-name="T7">Compilation</text:span><text:span text:style-name="T7">-software</text:span></text:h>
            </text:list-item>
          </text:list>
        </text:list-item>
      </text:list>
      <text:p text:style-name="Hide_20_text">Describe the software used to compile and assemble the program. <text:line-break/>For example: compiler, assembler, linker, include files, files with system parameters, make files etc. <text:line-break/>Include vendor and version number for standard products.</text:p>
      <text:p text:style-name="P44">For compiling the WindRiver Compiler for x86 version 5.4 has been used.</text:p>
      <text:list xml:id="list31532565" text:continue-numbering="true" text:style-name="Outline">
        <text:list-item>
          <text:h text:style-name="Heading_20_1" text:outline-level="1"><text:span text:style-name="T11">INSTALLATION AND </text:span><text:span text:style-name="T11">Executing</text:span></text:h>
        </text:list-item>
      </text:list>
      <text:p text:style-name="P52">Describe how to install and run the program.</text:p>
      <text:p text:style-name="P31"><text:soft-page-break/></text:p>
      <text:list xml:id="list31522751" text:continue-numbering="true" text:style-name="Outline">
        <text:list-item>
          <text:list>
            <text:list-item>
              <text:h text:style-name="P73" text:outline-level="2">Installation</text:h>
            </text:list-item>
          </text:list>
        </text:list-item>
      </text:list>
      <text:p text:style-name="Hide_20_text">This section describes the process to bring an executable file to run in the right environment. It could be to download the program to another machine or to program it on EPROMs and insert these in the target machine. <text:line-break/>Describe the necessary configuration files and start up parameters.</text:p>
      <text:p text:style-name="P42">To run the PSIMU application certain preconditions must be fulfilled. The following must be installed:</text:p>
      <text:p text:style-name="P42"><text:span text:style-name="T3">IDE:</text:span> Wind River Workbench 2.5, powered by Eclipse 3.1.2<text:line-break/><text:span text:style-name="T3">OS:</text:span>Wind River VxWorks 6.3<text:line-break/><text:span text:style-name="T3">WRML:</text:span> Wind River Media Library 4.2</text:p>
      <text:p text:style-name="P42"/>
      <text:p text:style-name="P45">Since the PSIMU application made is a prototype, it must be run from IDE. There is no executable. For the PSIMU application to run, an image (or an OS-kernel) must be made, configured and built first. This image is provided by us and is available on the enclosed CD. After this is done the PSIMU application can be built. To run the PSIMU application a Simulator must be configured. This is done by connection to the simulator image, a ”VxWorks” file. </text:p>
      <text:list xml:id="list31536691" text:continue-numbering="true" text:style-name="Outline">
        <text:list-item>
          <text:list>
            <text:list-item>
              <text:h text:style-name="Heading_20_2" text:outline-level="2"><text:span text:style-name="T7">Executing</text:span><text:span text:style-name="T7">-hardware</text:span></text:h>
            </text:list-item>
          </text:list>
        </text:list-item>
      </text:list>
      <text:p text:style-name="Hide_20_text"><text:span text:style-name="T4">Describe the necessary hardware for running the program.</text:span><text:span text:style-name="T4"> </text:span></text:p>
      <text:p text:style-name="P52">It can be on the development platform or on the final target platform.</text:p>
      <text:p text:style-name="P30">In order to run the all the software the following hardware is required:</text:p>
      <text:p text:style-name="Text_20_body"/>
      <text:list xml:id="list31324442" text:style-name="L7">
        <text:list-item>
          <text:p text:style-name="P68">Intel Pentium 4 processor minimum; 2GHz minimum </text:p>
        </text:list-item>
        <text:list-item>
          <text:p text:style-name="P68">1GB RAM minimum </text:p>
        </text:list-item>
        <text:list-item>
          <text:p text:style-name="P68">1.3GB disk space for a typical installation </text:p>
        </text:list-item>
        <text:list-item>
          <text:p text:style-name="P68">Local DVD-ROM drive or access to network for installation </text:p>
        </text:list-item>
        <text:list-item>
          <text:p text:style-name="P68">TCP/IP must be installed on the host system, even if it is being used as a standalone PC with a serial connection to the target </text:p>
        </text:list-item>
        <text:list-item>
          <text:p text:style-name="P68">Network interface card for debugging over a network is recommended </text:p>
        </text:list-item>
      </text:list>
      <text:list xml:id="list31536379" text:continue-list="list31536691" text:style-name="Outline">
        <text:list-item>
          <text:list>
            <text:list-item>
              <text:h text:style-name="Heading_20_2" text:outline-level="2"><text:span text:style-name="T7">Executing</text:span><text:span text:style-name="T7">-software</text:span></text:h>
            </text:list-item>
          </text:list>
        </text:list-item>
      </text:list>
      <text:p text:style-name="Hide_20_text"><text:span text:style-name="T4">Describe the necessary SW requirements for running the program on a given machine. </text:span>It could be operating systems or DLL files.</text:p>
      <text:p text:style-name="Standard"/>
      <text:list xml:id="list31542518" text:continue-list="list31324442" text:style-name="L7">
        <text:list-item text:start-value="1">
          <text:p text:style-name="P69">Windows XP Professional (Service Pack 2) or Windows Vista (Businesss or Enterprise)</text:p>
        </text:list-item>
        <text:list-item>
          <text:p text:style-name="P68">Administrator rights</text:p>
        </text:list-item>
        <text:list-item>
          <text:p text:style-name="P68">Current version of a standards-compliant browser </text:p>
        </text:list-item>
        <text:list-item>
          <text:p text:style-name="P68">An active Internet connection is recommended during initial installation to access the Wind River Online Support website </text:p>
        </text:list-item>
      </text:list>
      <text:list xml:id="list31528956" text:continue-list="list31536379" text:style-name="Outline">
        <text:list-item>
          <text:list>
            <text:list-item>
              <text:h text:style-name="Heading_20_2" text:outline-level="2"><text:span text:style-name="T7">Execution</text:span><text:span text:style-name="T7">-control (start, stop and restart)</text:span></text:h>
            </text:list-item>
          </text:list>
        </text:list-item>
      </text:list>
      <text:p text:style-name="Hide_20_text">Describes how the system is started, stopped and restarted.</text:p>
      <text:p text:style-name="P44">The PSIMU application is started by right-clicking on the project, and then choosing “Run” from the pop-up menu. This will start the application. To stop the application, close down the simulator. </text:p>
      <text:p text:style-name="P44"/>
      <text:p text:style-name="P44">To restart the program, follow the steps to start the application.</text:p>
      <text:list xml:id="list31542840" text:continue-numbering="true" text:style-name="Outline">
        <text:list-item>
          <text:list>
            <text:list-item>
              <text:h text:style-name="P73" text:outline-level="2">Error messages</text:h>
            </text:list-item>
          </text:list>
        </text:list-item>
      </text:list>
      <text:p text:style-name="Hide_20_text">A complete description of the software error messages. For each error type give an explanation of the error and describe how to proceed to get the system working again.<text:line-break/>Alternative: a reference to a stand alone document.</text:p>
      <text:p text:style-name="P30">There are no error messages displayed in the PSIMU application.</text:p>
      <text:p text:style-name="Hide_20_text">Necessary supplementary documentation can be inserted here as appendices. </text:p>
      <text:p text:style-name="P48"/>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System" svg:font-family="System"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a" fo:country="DK"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1.27cm" fo:margin-right="0cm" fo:margin-top="0cm" fo:margin-bottom="0.212cm" fo:keep-together="always" fo:text-indent="0cm"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list-style-name="Outline" style:class="text" style:default-outline-level="1">
      <style:paragraph-properties fo:margin-left="0cm" fo:margin-right="0cm" fo:margin-top="0.212cm" fo:margin-bottom="0.106cm" fo:text-indent="0cm" style:auto-text-indent="false" fo:keep-with-next="always"/>
      <style:text-properties fo:font-size="16pt" fo:language="da" fo:country="DK" fo:font-weight="bold" style:font-size-asian="16pt" style:font-weight-asian="bold"/>
    </style:style>
    <style:style style:name="Heading_20_2" style:display-name="Heading 2" style:family="paragraph" style:parent-style-name="Heading_20_1" style:next-style-name="Standard" style:list-style-name="Outline" style:class="text" style:default-outline-level="2">
      <style:paragraph-properties fo:margin-left="0cm" fo:margin-right="0cm" fo:text-indent="0cm" style:auto-text-indent="false"/>
      <style:text-properties fo:font-size="14pt" style:font-size-asian="14pt"/>
    </style:style>
    <style:style style:name="Heading_20_3" style:display-name="Heading 3" style:family="paragraph" style:parent-style-name="Heading_20_1" style:next-style-name="Standard" style:list-style-name="Outline" style:class="text" style:default-outline-level="3">
      <style:paragraph-properties fo:margin-left="0cm" fo:margin-right="0cm" fo:text-indent="0cm" style:auto-text-indent="false"/>
      <style:text-properties fo:font-size="12pt" style:font-size-asian="12pt"/>
    </style:style>
    <style:style style:name="Heading_20_4" style:display-name="Heading 4" style:family="paragraph" style:parent-style-name="Heading_20_1" style:next-style-name="Standard" style:list-style-name="Outline" style:class="text" style:default-outline-level="4">
      <style:paragraph-properties fo:margin-left="0cm" fo:margin-right="0cm" fo:text-indent="0cm" style:auto-text-indent="false"/>
      <style:text-properties fo:font-size="10pt" fo:font-weight="normal" style:font-size-asian="10pt" style:font-weight-asian="normal"/>
    </style:style>
    <style:style style:name="Heading_20_5" style:display-name="Heading 5" style:family="paragraph" style:parent-style-name="Standard" style:next-style-name="Standard" style:list-style-name="Outline" style:class="text" style:default-outline-level="5">
      <style:paragraph-properties fo:margin-left="0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list-style-name="Outline" style:class="text" style:default-outline-level="6">
      <style:paragraph-properties fo:margin-left="0cm" fo:margin-right="0cm" fo:margin-top="0.423cm" fo:margin-bottom="0.106cm" fo:text-indent="0cm" style:auto-text-indent="false"/>
      <style:text-properties style:font-name="Times New Roman" fo:font-size="11pt" fo:font-style="italic" style:font-size-asian="11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list-style-name="Outline" style:class="text" style:default-outline-level="8">
      <style:paragraph-properties fo:margin-left="0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list-style-name="Outline" style:class="text" style:default-outline-level="9">
      <style:paragraph-properties fo:margin-left="0cm" fo:margin-right="0cm" fo:margin-top="0.423cm" fo:margin-bottom="0.106cm"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fo:text-align="justify" style:justify-single-word="false" fo:orphans="0" fo:widows="0" fo:text-indent="0cm" style:auto-text-indent="false"/>
      <style:text-properties fo:color="#000000" style:font-name="Times New Roman" fo:font-size="10pt" fo:language="en" fo:country="AU" style:font-size-asian="10pt"/>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Standard" style:next-style-name="Text_20_body" style:class="chapter">
      <style:paragraph-properties fo:margin-top="0cm" fo:margin-bottom="0.106cm" fo:text-align="center" style:justify-single-word="false" fo:orphans="0" fo:widows="0"/>
      <style:text-properties style:font-name="Arial" fo:font-size="18pt" fo:language="en" fo:country="AU" fo:font-style="italic" style:font-size-asian="18pt" style:font-style-asian="italic"/>
    </style:style>
    <style:style style:name="Normal_20_Indent" style:display-name="Normal Indent" style:family="paragraph" style:parent-style-name="Standard">
      <style:paragraph-properties fo:margin-left="0.7cm" fo:margin-right="0cm" fo:text-indent="0cm" style:auto-text-indent="false"/>
    </style:style>
    <style:style style:name="Contents_20_1" style:display-name="Contents 1" style:family="paragraph" style:parent-style-name="Standard" style:next-style-name="Standard" style:class="index">
      <style:paragraph-properties fo:margin-top="0.212cm" fo:margin-bottom="0.212cm"/>
      <style:text-properties fo:font-weight="bold" style:font-weight-asian="bold"/>
    </style:style>
    <style:style style:name="Contents_20_2" style:display-name="Contents 2" style:family="paragraph" style:parent-style-name="Standard" style:next-style-name="Standard" style:class="index">
      <style:paragraph-properties fo:margin-left="0.4cm" fo:margin-right="0cm" fo:text-indent="0cm" style:auto-text-indent="false"/>
      <style:text-properties fo:language="da" fo:country="DK" style:language-asian="zxx" style:country-asian="none" style:font-size-complex="12pt"/>
    </style:style>
    <style:style style:name="Contents_20_3" style:display-name="Contents 3" style:family="paragraph" style:parent-style-name="Standard" style:next-style-name="Standard" style:class="index">
      <style:paragraph-properties fo:margin-left="0.85cm" fo:margin-right="0cm" fo:text-indent="0cm" style:auto-text-indent="false"/>
    </style:style>
    <style:style style:name="Header" style:family="paragraph" style:parent-style-name="Standard" style:class="extra">
      <style:paragraph-properties fo:text-align="justify" style:justify-single-word="false">
        <style:tab-stops>
          <style:tab-stop style:position="15.272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9pt" style:font-size-asian="9pt"/>
    </style:style>
    <style:style style:name="Tabletext" style:family="paragraph" style:parent-style-name="Standard">
      <style:paragraph-properties fo:margin-top="0cm" fo:margin-bottom="0.212cm" fo:keep-together="always"/>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9pt" style:font-size-asian="9pt"/>
    </style:style>
    <style:style style:name="Text_20_body_20_indent" style:display-name="Text body indent" style:family="paragraph" style:parent-style-name="Standard" style:class="text">
      <style:paragraph-properties fo:margin-left="1.27cm" fo:margin-right="0cm" fo:text-indent="0cm" style:auto-text-indent="false"/>
    </style:style>
    <style:style style:name="Body_20_Text_20_2" style:display-name="Body Text 2" style:family="paragraph" style:parent-style-name="Standard">
      <style:text-properties fo:color="#0000ff"/>
    </style:style>
    <style:style style:name="Hide_20_text" style:display-name="Hide text" style:family="paragraph" style:parent-style-name="Standard" style:next-style-name="Standard">
      <style:paragraph-properties fo:margin-left="0.501cm" fo:margin-right="0cm" fo:margin-top="0.141cm" fo:margin-bottom="0.141cm" fo:line-height="100%" fo:orphans="2" fo:widows="2" fo:text-indent="0cm" style:auto-text-indent="false" fo:padding="0.035cm" fo:border="0.018cm solid #0000ff"/>
      <style:text-properties fo:color="#0000ff" fo:font-size="10pt" style:font-size-asian="10pt" text:display="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Indent_20_text" style:display-name="Indent text" style:family="paragraph" style:parent-style-name="Standard">
      <style:paragraph-properties fo:margin-left="1cm" fo:margin-right="0cm" fo:text-indent="0cm" style:auto-text-indent="false"/>
    </style:style>
    <style:style style:name="Illustration" style:family="paragraph" style:parent-style-name="Caption" style:class="extra"/>
    <style:style style:name="Frame_20_contents" style:display-name="Frame contents" style:family="paragraph" style:parent-style-name="Text_20_body" style:class="extra"/>
    <style:style style:name="WW8Num4z0" style:family="text">
      <style:text-properties style:font-name="Times New Roman" style:font-name-asian="Times New Roman" style:font-name-complex="Times New Roman"/>
    </style:style>
    <style:style style:name="WW8Num4z1"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use-window-font-color="true" style:font-name="Symbol"/>
    </style:style>
    <style:style style:name="WW8Num6z0" style:family="text">
      <style:text-properties style:font-name="Symbol"/>
    </style:style>
    <style:style style:name="WW8Num7z0" style:family="text">
      <style:text-properties style:use-window-font-color="true" style:font-name="Symbol"/>
    </style:style>
    <style:style style:name="WW8Num8z0" style:family="text">
      <style:text-properties style:use-window-font-color="true" style:font-name="Symbol"/>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use-window-font-color="true" style:font-name="Symbol"/>
    </style:style>
    <style:style style:name="WW8Num12z0" style:family="text">
      <style:text-properties style:use-window-font-color="true" style:font-name="Symbol"/>
    </style:style>
    <style:style style:name="WW8Num13z0" style:family="text">
      <style:text-properties style:use-window-font-color="true" style:font-name="Symbol"/>
    </style:style>
    <style:style style:name="WW8Num14z0" style:family="text">
      <style:text-properties style:font-name="Symbol"/>
    </style:style>
    <style:style style:name="WW8Num15z0" style:family="text">
      <style:text-properties style:use-window-font-color="true" style:font-name="Symbol"/>
    </style:style>
    <style:style style:name="WW8Num16z0" style:family="text">
      <style:text-properties style:use-window-font-color="true" style:font-name="Symbol"/>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9z0" style:family="text">
      <style:text-properties style:use-window-font-color="true" style:font-name="Symbol"/>
    </style:style>
    <style:style style:name="WW8Num20z0" style:family="text">
      <style:text-properties style:use-window-font-color="true" style:font-name="Symbol"/>
    </style:style>
    <style:style style:name="WW8Num21z0" style:family="text">
      <style:text-properties style:use-window-font-color="true" style:font-name="Symbol"/>
    </style:style>
    <style:style style:name="WW8NumSt11z0" style:family="text">
      <style:text-properties style:font-name="Symbol"/>
    </style:style>
    <style:style style:name="Default_20_Paragraph_20_Font" style:display-name="Default Paragraph Font" style:family="tex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width="1.27cm"/>
      </text:outline-level-style>
      <text:outline-level-style text:level="2" style:num-format="1" text:display-levels="2">
        <style:list-level-properties text:min-label-width="1.27cm"/>
      </text:outline-level-style>
      <text:outline-level-style text:level="3" style:num-format="1" text:display-levels="3">
        <style:list-level-properties text:min-label-width="1.27cm"/>
      </text:outline-level-style>
      <text:outline-level-style text:level="4" style:num-format="1" text:display-levels="4">
        <style:list-level-properties text:min-label-width="1.27cm"/>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1.27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Times New Roman"/>
      </text:list-level-style-bullet>
      <text:list-level-style-bullet text:level="2" text:style-name="WW8Num4z1" style:num-suffix="." text:bullet-char="o">
        <style:list-level-properties text:space-before="1.905cm" text:min-label-width="0.635cm"/>
        <style:text-properties fo:font-family="'Courier New'" style:font-family-generic="modern" style:font-pitch="fixed"/>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3"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fo:font-family="'Courier New'" style:font-family-generic="modern" style:font-pitch="fixed"/>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3"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fo:font-family="'Courier New'" style:font-family-generic="modern" style:font-pitch="fixed"/>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136cm" text:min-label-width="0.635cm"/>
        <style:text-properties style:font-name="Symbol"/>
      </text:list-level-style-bullet>
      <text:list-level-style-bullet text:level="2" text:style-name="WW8Num10z1" style:num-suffix="." text:bullet-char="o">
        <style:list-level-properties text:space-before="2.406cm" text:min-label-width="0.635cm"/>
        <style:text-properties fo:font-family="'Courier New'" style:font-family-generic="modern" style:font-pitch="fixed"/>
      </text:list-level-style-bullet>
      <text:list-level-style-bullet text:level="3" text:style-name="WW8Num10z2" style:num-suffix="." text:bullet-char="">
        <style:list-level-properties text:space-before="3.676cm" text:min-label-width="0.635cm"/>
        <style:text-properties style:font-name="Wingdings"/>
      </text:list-level-style-bullet>
      <text:list-level-style-bullet text:level="4" text:style-name="WW8Num10z0" style:num-suffix="." text:bullet-char="">
        <style:list-level-properties text:space-before="4.946cm" text:min-label-width="0.635cm"/>
        <style:text-properties style:font-name="Symbol"/>
      </text:list-level-style-bullet>
      <text:list-level-style-bullet text:level="5" text:style-name="WW8Num10z1" style:num-suffix="." text:bullet-char="o">
        <style:list-level-properties text:space-before="6.216cm" text:min-label-width="0.635cm"/>
        <style:text-properties fo:font-family="'Courier New'" style:font-family-generic="modern" style:font-pitch="fixed"/>
      </text:list-level-style-bullet>
      <text:list-level-style-bullet text:level="6" text:style-name="WW8Num10z2" style:num-suffix="." text:bullet-char="">
        <style:list-level-properties text:space-before="7.486cm" text:min-label-width="0.635cm"/>
        <style:text-properties style:font-name="Wingdings"/>
      </text:list-level-style-bullet>
      <text:list-level-style-bullet text:level="7" text:style-name="WW8Num10z0" style:num-suffix="." text:bullet-char="">
        <style:list-level-properties text:space-before="8.756cm" text:min-label-width="0.635cm"/>
        <style:text-properties style:font-name="Symbol"/>
      </text:list-level-style-bullet>
      <text:list-level-style-bullet text:level="8" text:style-name="WW8Num10z1" style:num-suffix="." text:bullet-char="o">
        <style:list-level-properties text:space-before="10.026cm" text:min-label-width="0.635cm"/>
        <style:text-properties fo:font-family="'Courier New'" style:font-family-generic="modern" style:font-pitch="fixed"/>
      </text:list-level-style-bullet>
      <text:list-level-style-bullet text:level="9" text:style-name="WW8Num10z2" style:num-suffix="." text:bullet-char="">
        <style:list-level-properties text:space-before="11.2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1.136cm" text:min-label-width="0.635cm"/>
        <style:text-properties style:font-name="Symbol"/>
      </text:list-level-style-bullet>
      <text:list-level-style-bullet text:level="2" text:style-name="WW8Num17z1" style:num-suffix="." text:bullet-char="o">
        <style:list-level-properties text:space-before="2.406cm" text:min-label-width="0.635cm"/>
        <style:text-properties fo:font-family="'Courier New'" style:font-family-generic="modern" style:font-pitch="fixed"/>
      </text:list-level-style-bullet>
      <text:list-level-style-bullet text:level="3" text:style-name="WW8Num17z2" style:num-suffix="." text:bullet-char="">
        <style:list-level-properties text:space-before="3.676cm" text:min-label-width="0.635cm"/>
        <style:text-properties style:font-name="Wingdings"/>
      </text:list-level-style-bullet>
      <text:list-level-style-bullet text:level="4" text:style-name="WW8Num17z0" style:num-suffix="." text:bullet-char="">
        <style:list-level-properties text:space-before="4.946cm" text:min-label-width="0.635cm"/>
        <style:text-properties style:font-name="Symbol"/>
      </text:list-level-style-bullet>
      <text:list-level-style-bullet text:level="5" text:style-name="WW8Num17z1" style:num-suffix="." text:bullet-char="o">
        <style:list-level-properties text:space-before="6.216cm" text:min-label-width="0.635cm"/>
        <style:text-properties fo:font-family="'Courier New'" style:font-family-generic="modern" style:font-pitch="fixed"/>
      </text:list-level-style-bullet>
      <text:list-level-style-bullet text:level="6" text:style-name="WW8Num17z2" style:num-suffix="." text:bullet-char="">
        <style:list-level-properties text:space-before="7.486cm" text:min-label-width="0.635cm"/>
        <style:text-properties style:font-name="Wingdings"/>
      </text:list-level-style-bullet>
      <text:list-level-style-bullet text:level="7" text:style-name="WW8Num17z0" style:num-suffix="." text:bullet-char="">
        <style:list-level-properties text:space-before="8.756cm" text:min-label-width="0.635cm"/>
        <style:text-properties style:font-name="Symbol"/>
      </text:list-level-style-bullet>
      <text:list-level-style-bullet text:level="8" text:style-name="WW8Num17z1" style:num-suffix="." text:bullet-char="o">
        <style:list-level-properties text:space-before="10.026cm" text:min-label-width="0.635cm"/>
        <style:text-properties fo:font-family="'Courier New'" style:font-family-generic="modern" style:font-pitch="fixed"/>
      </text:list-level-style-bullet>
      <text:list-level-style-bullet text:level="9" text:style-name="WW8Num17z2" style:num-suffix="." text:bullet-char="">
        <style:list-level-properties text:space-before="11.2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018cm solid #000000">
        <style:tab-stops>
          <style:tab-stop style:position="16.002cm" style:type="right"/>
        </style:tab-stops>
      </style:paragraph-properties>
    </style:style>
    <style:style style:name="MP2" style:family="paragraph" style:parent-style-name="Footer">
      <style:paragraph-properties fo:padding-left="0cm" fo:padding-right="0cm" fo:padding-top="0cm" fo:padding-bottom="0.035cm" fo:border-left="none" fo:border-right="none" fo:border-top="none" fo:border-bottom="0.018cm solid #000000">
        <style:tab-stops>
          <style:tab-stop style:position="7.62cm" style:type="center"/>
          <style:tab-stop style:position="16.002cm" style:type="right"/>
        </style:tab-stops>
      </style:paragraph-properties>
      <style:text-properties fo:language="da" fo:country="DK"/>
    </style:style>
    <style:style style:name="MP3" style:family="paragraph" style:parent-style-name="Footer">
      <style:paragraph-properties>
        <style:tab-stops>
          <style:tab-stop style:position="7.62cm" style:type="center"/>
          <style:tab-stop style:position="16.002cm" style:type="right"/>
        </style:tab-stops>
      </style:paragraph-properties>
    </style:style>
    <style:style style:name="MT1" style:family="text">
      <style:text-properties fo:language="da" fo:country="DK"/>
    </style:style>
    <style:style style:name="MT2" style:family="text"/>
    <style:page-layout style:name="Mpm1">
      <style:page-layout-properties fo:page-width="20.999cm" fo:page-height="29.699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3cm" fo:margin-left="2.54cm" fo:margin-right="2.54cm" style:writing-mode="lr-tb" style:layout-grid-color="#c0c0c0" style:layout-grid-lines="43"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7cm" fo:margin-left="0cm" fo:margin-right="0cm" fo:margin-bottom="1.602cm" style:dynamic-spacing="true"/>
      </style:header-style>
      <style:footer-style>
        <style:header-footer-properties fo:min-height="1.24cm" fo:margin-left="0cm" fo:margin-right="0cm" fo:margin-top="1.141cm" style:dynamic-spacing="tru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Konvertering_20_1" style:display-name="Konvertering 1" style:page-layout-name="Mpm2">
      <style:header>
        <text:p text:style-name="MP1"><text:title>System architecture/design document</text:title><text:tab/><text:subject>DPSIMU</text:subject></text:p>
      </style:header>
      <style:footer>
        <text:p text:style-name="MP2"/>
        <text:p text:style-name="MP3"><text:span text:style-name="MT1"><text:tab/><text:tab/>side </text:span><text:span text:style-name="Page_20_Number"><text:page-number text:select-page="current">21</text:page-number></text:span><text:span text:style-name="Page_20_Number"><text:span text:style-name="MT1"> af </text:span></text:span><text:span text:style-name="Page_20_Number"><text:span text:style-name="MT1"><text:page-count>21</text:page-count></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System architecture/design document</dc:title>
    <dc:subject>DPSIMU</dc:subject>
    <meta:initial-creator>kim madsen</meta:initial-creator>
    <meta:creation-date>2008-05-06T13:04:12</meta:creation-date>
    <dc:creator>kim madsen</dc:creator>
    <dc:date>2008-11-20T11:43:28.68</dc:date>
    <meta:editing-cycles>233</meta:editing-cycles>
    <meta:editing-duration>PT40H06M05S</meta:editing-duration>
    <meta:document-statistic meta:table-count="1" meta:image-count="11" meta:object-count="0" meta:page-count="21" meta:paragraph-count="363" meta:word-count="3920" meta:character-count="24368"/>
    <meta:user-defined meta:name="Info 1"/>
    <meta:user-defined meta:name="Info 2"/>
    <meta:user-defined meta:name="Info 3"/>
    <meta:user-defined meta:name="Info 4"/>
  </office:meta>
</office:document-meta>
</file>